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Courier, monospace"/>
    <style:font-face style:name="OpenSymbol" svg:font-family="OpenSymbol"/>
    <style:font-face style:name="Courier2" svg:font-family="Courier" style:font-family-generic="roman"/>
    <style:font-face style:name="Courier" svg:font-family="Courier" style:font-family-generic="modern" style:font-pitch="fixed"/>
    <style:font-face style:name="Cochin" svg:font-family="Cochin" style:font-pitch="variable"/>
    <style:font-face style:name="Minion Pro" svg:font-family="'Minion Pro'"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927*"/>
    </style:style>
    <style:style style:name="Table3.B" style:family="table-column">
      <style:table-column-properties style:column-width="3.196cm" style:rel-column-width="1812*"/>
    </style:style>
    <style:style style:name="Table3.C" style:family="table-column">
      <style:table-column-properties style:column-width="3.364cm" style:rel-column-width="1907*"/>
    </style:style>
    <style:style style:name="Table3.D" style:family="table-column">
      <style:table-column-properties style:column-width="3.209cm" style:rel-column-width="1819*"/>
    </style:style>
    <style:style style:name="Table3.E" style:family="table-column">
      <style:table-column-properties style:column-width="3.833cm" style:rel-column-width="2173*"/>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urier" fo:font-size="11pt" fo:font-weight="bold" style:font-size-asian="11pt" style:font-weight-asian="bold" style:font-size-complex="11pt" style:font-weight-complex="bold"/>
    </style:style>
    <style:style style:name="P2" style:family="paragraph" style:parent-style-name="Table_20_Contents">
      <style:text-properties style:font-name="Courier" fo:font-size="11pt" style:font-size-asian="11pt" style:font-size-complex="11pt"/>
    </style:style>
    <style:style style:name="P3" style:family="paragraph" style:parent-style-name="Table_20_Contents">
      <style:text-properties style:font-name="Courier" fo:font-size="11pt" fo:font-style="italic" style:font-size-asian="11pt" style:font-style-asian="italic" style:font-size-complex="11pt" style:font-style-complex="italic"/>
    </style:style>
    <style:style style:name="P4" style:family="paragraph" style:parent-style-name="Table_20_Contents">
      <style:text-properties fo:font-size="11pt" fo:font-style="italic" style:font-size-asian="11pt" style:font-style-asian="italic" style:font-size-complex="11pt" style:font-style-complex="italic"/>
    </style:style>
    <style:style style:name="P5" style:family="paragraph" style:parent-style-name="Heading_20_3">
      <style:text-properties style:font-name="Courier"/>
    </style:style>
    <style:style style:name="P6" style:family="paragraph" style:parent-style-name="Heading_20_3">
      <style:text-properties style:font-name="Courier" style:text-underline-style="none"/>
    </style:style>
    <style:style style:name="P7" style:family="paragraph" style:parent-style-name="Heading_20_3" style:list-style-name="">
      <style:paragraph-properties style:text-autospace="none"/>
      <style:text-properties style:font-name="Courier" fo:font-size="14pt" fo:font-weight="bold" style:font-size-asian="14pt" style:font-weight-asian="bold" style:font-size-complex="14pt" style:font-weight-complex="bold"/>
    </style:style>
    <style:style style:name="P8" style:family="paragraph" style:parent-style-name="Heading_20_3">
      <style:text-properties style:text-underline-style="none"/>
    </style:style>
    <style:style style:name="P9" style:family="paragraph" style:parent-style-name="Heading_20_3" style:list-style-name="">
      <style:paragraph-properties fo:text-align="justify" style:justify-single-word="false" style:text-autospace="none"/>
      <style:text-properties fo:color="#111111" style:font-name="Courier" fo:font-size="14pt" fo:font-weight="bold" style:font-size-asian="14pt" style:font-weight-asian="bold" style:font-size-complex="14pt" style:font-weight-complex="bold"/>
    </style:style>
    <style:style style:name="P10" style:family="paragraph" style:parent-style-name="Heading_20_3" style:list-style-name="">
      <style:paragraph-properties fo:text-align="justify" style:justify-single-word="false" style:text-autospace="none"/>
      <style:text-properties fo:color="#111111" style:font-name="Courier"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Heading_20_3">
      <style:text-properties style:font-name="Times New Roman"/>
    </style:style>
    <style:style style:name="P12" style:family="paragraph" style:parent-style-name="Heading_20_3">
      <style:paragraph-properties fo:break-before="page"/>
      <style:text-properties style:font-name="Courier" style:text-underline-style="none"/>
    </style:style>
    <style:style style:name="P13" style:family="paragraph" style:parent-style-name="Footer">
      <style:paragraph-properties fo:text-align="center" style:justify-single-word="false"/>
    </style:style>
    <style:style style:name="P14" style:family="paragraph" style:parent-style-name="Standard">
      <style:text-properties style:font-name="Times New Roman" fo:font-weight="normal" style:font-weight-asian="normal" style:font-weight-complex="normal"/>
    </style:style>
    <style:style style:name="P15" style:family="paragraph" style:parent-style-name="Standard">
      <style:text-properties style:font-name="Times New Roman" fo:font-size="11pt" fo:font-weight="normal" style:font-size-asian="11pt" style:font-weight-asian="normal" style:font-size-complex="11pt" style:font-weight-complex="normal"/>
    </style:style>
    <style:style style:name="P16" style:family="paragraph" style:parent-style-name="Standard" style:list-style-name="L3">
      <style:text-properties style:font-name="Times New Roman" fo:font-size="11pt" fo:font-weight="normal" style:font-size-asian="11pt" style:font-weight-asian="normal" style:font-size-complex="11pt" style:font-weight-complex="normal"/>
    </style:style>
    <style:style style:name="P17" style:family="paragraph" style:parent-style-name="Standard">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P18" style:family="paragraph" style:parent-style-name="Standard">
      <style:text-properties style:font-name="Times New Roman" fo:font-size="11pt" style:text-underline-style="none" style:font-size-asian="11pt" style:font-size-complex="11pt"/>
    </style:style>
    <style:style style:name="P1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21" style:family="paragraph" style:parent-style-name="Standard">
      <style:text-properties style:font-name="Times New Roman" fo:font-size="11pt" style:text-underline-style="none" fo:font-weight="bold"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font-name="Times New Roman" fo:font-size="11pt" style:text-underline-style="none" fo:font-weight="bold" style:font-size-asian="11pt" style:font-weight-asian="bold" style:font-size-complex="11pt" style:font-weight-complex="bold"/>
    </style:style>
    <style:style style:name="P23" style:family="paragraph" style:parent-style-name="Standard">
      <style:text-properties style:font-name="Times New Roman" fo:font-size="11pt" style:font-size-asian="11pt" style:font-size-complex="11pt"/>
    </style:style>
    <style:style style:name="P24" style:family="paragraph" style:parent-style-name="Standard">
      <style:text-properties style:font-name="Times New Roman" fo:font-size="8pt" style:text-underline-style="none" fo:font-weight="normal" style:font-size-asian="8pt" style:font-weight-asian="normal" style:font-size-complex="8pt" style:font-weight-complex="normal"/>
    </style:style>
    <style:style style:name="P25" style:family="paragraph" style:parent-style-name="Standard">
      <style:text-properties fo:font-size="11pt" fo:font-weight="normal" style:font-size-asian="11pt" style:font-weight-asian="normal" style:font-size-complex="11pt" style:font-weight-complex="normal"/>
    </style:style>
    <style:style style:name="P26" style:family="paragraph" style:parent-style-name="Standard" style:list-style-name="L4">
      <style:text-properties fo:font-size="11pt" fo:font-weight="normal" style:font-size-asian="11pt" style:font-weight-asian="normal" style:font-size-complex="11pt" style:font-weight-complex="normal"/>
    </style:style>
    <style:style style:name="P27" style:family="paragraph" style:parent-style-name="Standard" style:list-style-name="L6">
      <style:text-properties fo:font-size="11pt" fo:font-weight="normal" style:font-size-asian="11pt" style:font-weight-asian="normal" style:font-size-complex="11pt" style:font-weight-complex="normal"/>
    </style:style>
    <style:style style:name="P28" style:family="paragraph" style:parent-style-name="Standard">
      <style:text-properties fo:font-size="11pt" style:text-underline-style="solid" style:text-underline-width="auto" style:text-underline-color="font-color" style:font-size-asian="11pt" style:font-size-complex="11pt"/>
    </style:style>
    <style:style style:name="P29"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list-style-name="L1">
      <style:text-properties fo:font-size="11pt" style:font-size-asian="11pt" style:font-size-complex="11pt"/>
    </style:style>
    <style:style style:name="P32" style:family="paragraph" style:parent-style-name="Standard" style:list-style-name="L2">
      <style:text-properties fo:font-size="11pt" style:font-size-asian="11pt" style:font-size-complex="11pt"/>
    </style:style>
    <style:style style:name="P33" style:family="paragraph" style:parent-style-name="Standard">
      <style:text-properties fo:font-size="11pt" style:text-underline-style="none" style:font-size-asian="11pt" style:font-size-complex="11pt"/>
    </style:style>
    <style:style style:name="P34" style:family="paragraph" style:parent-style-name="Standard">
      <style:text-properties style:font-name="Courier"/>
    </style:style>
    <style:style style:name="P35" style:family="paragraph" style:parent-style-name="Standard">
      <style:text-properties style:font-name="Courier" fo:font-size="11pt" style:text-underline-style="none" style:font-size-asian="11pt" style:font-size-complex="11pt"/>
    </style:style>
    <style:style style:name="P36"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37" style:family="paragraph" style:parent-style-name="Standard">
      <style:text-properties style:font-name="Courier" fo:font-size="11pt" fo:font-weight="normal" style:font-size-asian="11pt" style:font-weight-asian="normal" style:font-size-complex="11pt" style:font-weight-complex="normal"/>
    </style:style>
    <style:style style:name="P38" style:family="paragraph" style:parent-style-name="Standard" style:list-style-name="L4">
      <style:text-properties style:font-name="Courier" fo:font-size="11pt" fo:font-weight="normal" style:font-size-asian="11pt" style:font-weight-asian="normal" style:font-size-complex="11pt" style:font-weight-complex="normal"/>
    </style:style>
    <style:style style:name="P39" style:family="paragraph" style:parent-style-name="Standard" style:list-style-name="L7">
      <style:paragraph-properties fo:text-align="start" style:justify-single-word="false"/>
    </style:style>
    <style:style style:name="P40" style:family="paragraph" style:parent-style-name="Standard" style:list-style-name="L8">
      <style:paragraph-properties fo:text-align="start" style:justify-single-word="false"/>
    </style:style>
    <style:style style:name="P41" style:family="paragraph" style:parent-style-name="Standard" style:list-style-name="L9">
      <style:paragraph-properties fo:text-align="start" style:justify-single-word="false"/>
    </style:style>
    <style:style style:name="P42" style:family="paragraph" style:parent-style-name="Standard" style:list-style-name="L10">
      <style:paragraph-properties fo:text-align="start" style:justify-single-word="false"/>
    </style:style>
    <style:style style:name="P43" style:family="paragraph" style:parent-style-name="Standard" style:list-style-name="L11">
      <style:paragraph-properties fo:text-align="start" style:justify-single-word="false"/>
    </style:style>
    <style:style style:name="P44" style:family="paragraph" style:parent-style-name="Standard">
      <style:text-properties fo:color="#3b2322" style:font-name="Courier" fo:font-size="11pt" fo:font-weight="normal" style:font-name-asian="Courier" style:font-size-asian="11pt" style:font-weight-asian="normal" style:font-name-complex="Courier" style:font-size-complex="11pt" style:font-weight-complex="normal"/>
    </style:style>
    <style:style style:name="P45" style:family="paragraph" style:parent-style-name="Standard">
      <style:text-properties fo:color="#3b2322" style:font-name="Courier" fo:font-size="8pt" style:font-name-asian="Courier" style:font-size-asian="8pt" style:font-name-complex="Courier" style:font-size-complex="8pt"/>
    </style:style>
    <style:style style:name="P4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47" style:family="paragraph" style:parent-style-name="Standard">
      <style:paragraph-properties fo:text-align="justify" style:justify-single-word="false"/>
      <style:text-properties fo:color="#3b2322" style:font-name="Courier" fo:font-size="8pt" fo:font-weight="normal" style:font-name-asian="Courier" style:font-size-asian="8pt" style:font-weight-asian="normal" style:font-name-complex="Courier" style:font-size-complex="8pt" style:font-weight-complex="normal"/>
    </style:style>
    <style:style style:name="P4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49" style:family="paragraph" style:parent-style-name="Standard">
      <style:paragraph-properties fo:text-align="justify" style:justify-single-word="false"/>
      <style:text-properties fo:color="#3b2322" style:font-name="Courier" fo:font-size="8pt" fo:font-weight="normal" style:font-size-asian="8pt" style:font-weight-asian="normal" style:font-size-complex="8pt" style:font-weight-complex="normal"/>
    </style:style>
    <style:style style:name="P50" style:family="paragraph" style:parent-style-name="Standard" style:list-style-name="">
      <style:paragraph-properties style:text-autospace="none"/>
      <style:text-properties fo:color="#3b2322" style:font-name="Courier" fo:font-size="8pt" fo:font-weight="normal" style:font-size-asian="8pt" style:font-weight-asian="normal" style:font-size-complex="8pt" style:font-weight-complex="normal"/>
    </style:style>
    <style:style style:name="P51" style:family="paragraph" style:parent-style-name="Standard">
      <style:text-properties fo:color="#3b2322" style:font-name="Courier" fo:font-size="8pt" style:text-underline-style="none" fo:font-weight="normal" style:font-name-asian="Courier" style:font-size-asian="8pt" style:font-weight-asian="normal" style:font-name-complex="Courier" style:font-size-complex="8pt" style:font-weight-complex="normal"/>
    </style:style>
    <style:style style:name="P52" style:family="paragraph" style:parent-style-name="Standard" style:list-style-name="">
      <style:paragraph-properties style:text-autospace="none"/>
      <style:text-properties fo:color="#3b2322" style:font-name="Courier" fo:font-size="8pt" style:font-size-asian="8pt" style:font-size-complex="8pt"/>
    </style:style>
    <style:style style:name="P53"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5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2" fo:font-size="8pt" style:font-size-asian="8pt" style:font-size-complex="8pt"/>
    </style:style>
    <style:style style:name="P55" style:family="paragraph" style:parent-style-name="Standard">
      <style:paragraph-properties fo:text-align="justify" style:justify-single-word="false"/>
      <style:text-properties fo:color="#3b2322" style:font-name="Courier2" fo:font-size="8pt" style:font-size-asian="8pt" style:font-size-complex="8pt"/>
    </style:style>
    <style:style style:name="P56" style:family="paragraph" style:parent-style-name="Standard">
      <style:paragraph-properties fo:text-align="justify" style:justify-single-word="false"/>
      <style:text-properties fo:color="#3b2322" style:font-name="Courier2" fo:font-size="8pt" fo:font-weight="normal" style:font-size-asian="8pt" style:font-weight-asian="normal" style:font-size-complex="8pt" style:font-weight-complex="normal"/>
    </style:style>
    <style:style style:name="P5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2" fo:font-size="8pt" fo:font-weight="normal" style:font-size-asian="8pt" style:font-weight-asian="normal" style:font-size-complex="8pt" style:font-weight-complex="normal"/>
    </style:style>
    <style:style style:name="P5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2" fo:font-size="8pt" fo:font-weight="normal" style:font-size-asian="8pt" style:font-weight-asian="normal" style:font-size-complex="8pt" style:font-weight-complex="normal"/>
    </style:style>
    <style:style style:name="P5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2" fo:font-size="8pt" fo:font-style="normal" fo:font-weight="normal" style:font-size-asian="8pt" style:font-style-asian="normal" style:font-weight-asian="normal" style:font-size-complex="8pt" style:font-style-complex="normal" style:font-weight-complex="normal"/>
    </style:style>
    <style:style style:name="P60"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61" style:family="paragraph" style:parent-style-name="Standard">
      <style:paragraph-properties fo:text-align="justify" style:justify-single-word="false"/>
      <style:text-properties fo:color="#3b2322" style:font-name="Times New Roman" fo:font-size="11pt" fo:font-weight="normal" style:font-size-asian="11pt" style:font-weight-asian="normal" style:font-size-complex="11pt" style:font-weight-complex="normal"/>
    </style:style>
    <style:style style:name="P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style:font-size-asian="11pt" style:font-size-complex="11pt"/>
    </style:style>
    <style:style style:name="P63" style:family="paragraph" style:parent-style-name="Standard" style:list-style-name="">
      <style:paragraph-properties style:text-autospace="none"/>
      <style:text-properties style:font-name="Courier" fo:font-size="11pt" style:font-size-asian="11pt" style:font-size-complex="11pt"/>
    </style:style>
    <style:style style:name="P64" style:family="paragraph" style:parent-style-name="Standard">
      <style:text-properties style:font-name="Courier" fo:font-size="11pt" fo:font-weight="normal" style:font-size-asian="11pt" style:font-weight-asian="normal" style:font-size-complex="11pt" style:font-weight-complex="normal"/>
    </style:style>
    <style:style style:name="P65" style:family="paragraph" style:parent-style-name="Standard" style:list-style-name="">
      <style:paragraph-properties style:text-autospace="none"/>
      <style:text-properties style:font-name="Courier" fo:font-size="8pt" style:font-size-asian="8pt" style:font-size-complex="8pt"/>
    </style:style>
    <style:style style:name="P66" style:family="paragraph" style:parent-style-name="Standard" style:list-style-name="">
      <style:paragraph-properties style:text-autospace="none"/>
      <style:text-properties style:font-name="Courier" fo:font-size="8pt" fo:font-weight="normal" style:font-size-asian="8pt" style:font-weight-asian="normal" style:font-size-complex="8pt" style:font-weight-complex="normal"/>
    </style:style>
    <style:style style:name="P6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2pt" style:text-underline-style="none" fo:font-weight="normal"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6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fo:color="#111111" style:font-name="Times New Roman" fo:font-size="11pt" fo:font-weight="bold" style:font-size-asian="11pt" style:font-weight-asian="bold" style:font-size-complex="11pt" style:font-weight-complex="bold"/>
    </style:style>
    <style:style style:name="P71" style:family="paragraph" style:parent-style-name="Standard">
      <style:paragraph-properties fo:text-align="justify" style:justify-single-word="false"/>
      <style:text-properties fo:color="#111111" style:font-name="Times New Roman" fo:font-size="11pt" style:text-underline-style="none" fo:font-weight="bold" style:font-size-asian="11pt" style:font-weight-asian="bold" style:font-size-complex="11pt" style:font-weight-complex="bold"/>
    </style:style>
    <style:style style:name="P72"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76" style:family="paragraph" style:parent-style-name="Standard" style:list-style-name="">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78"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1" fo:font-size="8pt" fo:font-style="normal" fo:font-weight="normal" style:font-size-asian="8pt" style:font-style-asian="normal" style:font-weight-asian="normal" style:font-size-complex="8pt" style:font-style-complex="normal" style:font-weight-complex="normal"/>
    </style:style>
    <style:style style:name="P80" style:family="paragraph" style:parent-style-name="Standard">
      <style:paragraph-properties fo:text-align="justify" style:justify-single-word="false"/>
      <style:text-properties style:font-name="Minion Pro" fo:font-size="11pt" fo:font-weight="normal" style:font-size-asian="11pt" style:font-weight-asian="normal" style:font-size-complex="11pt" style:font-weight-complex="normal"/>
    </style:style>
    <style:style style:name="P8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fo:font-weight="normal" style:font-size-asian="8pt" style:font-weight-asian="normal" style:font-size-complex="8pt" style:font-weight-complex="normal"/>
    </style:style>
    <style:style style:name="P8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style:font-name="Times New Roman"/>
    </style:style>
    <style:style style:name="P87" style:family="paragraph" style:parent-style-name="Heading_20_1">
      <style:paragraph-properties fo:text-align="justify" style:justify-single-word="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style:font-name="Courier"/>
    </style:style>
    <style:style style:name="T8" style:family="text">
      <style:text-properties style:font-name="Courier" fo:font-style="normal" style:font-style-asian="normal" style:font-style-complex="normal"/>
    </style:style>
    <style:style style:name="T9" style:family="text">
      <style:text-properties style:font-name="Courier" fo:font-style="normal" fo:font-weight="normal" style:font-style-asian="normal" style:font-weight-asian="normal" style:font-style-complex="normal" style:font-weight-complex="normal"/>
    </style:style>
    <style:style style:name="T10"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style:font-name="Courier" fo:font-style="normal" fo:font-weight="bold" style:font-style-asian="normal" style:font-weight-asian="bold" style:font-style-complex="normal" style:font-weight-complex="bold"/>
    </style:style>
    <style:style style:name="T12" style:family="text">
      <style:text-properties style:font-name="Courier" fo:font-style="normal" style:text-underline-style="none" fo:font-weight="bold" style:font-style-asian="normal" style:font-weight-asian="bold"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4"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style:font-name="Courier"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 style:family="text">
      <style:text-properties style:font-name="Courier" fo:font-style="italic" style:font-style-asian="italic" style:font-style-complex="italic"/>
    </style:style>
    <style:style style:name="T18" style:family="text">
      <style:text-properties style:font-name="Courier" style:text-underline-style="solid" style:text-underline-width="auto" style:text-underline-color="font-color" fo:font-weight="bold" style:font-weight-asian="bold" style:font-weight-complex="bold"/>
    </style:style>
    <style:style style:name="T19" style:family="text">
      <style:text-properties style:font-name="Courier" style:font-name-asian="Courier" style:font-name-complex="Courier"/>
    </style:style>
    <style:style style:name="T20" style:family="text">
      <style:text-properties style:font-name="Courier" style:text-underline-style="none" fo:font-weight="bold" style:font-weight-asian="bold" style:font-weight-complex="bold"/>
    </style:style>
    <style:style style:name="T21" style:family="text">
      <style:text-properties style:font-name="Times New Roman"/>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style="normal" fo:font-weight="bold" style:font-style-asian="normal" style:font-weight-asian="bold" style:font-style-complex="normal" style:font-weight-complex="bold"/>
    </style:style>
    <style:style style:name="T25" style:family="text">
      <style:text-properties style:font-name="Times New Roman" fo:font-style="normal" style:text-underline-style="none" fo:font-weight="normal" style:font-style-asian="normal" style:font-weight-asian="normal" style:font-style-complex="normal" style:font-weight-complex="normal"/>
    </style:style>
    <style:style style:name="T26" style:family="text">
      <style:text-properties style:font-name="Times New Roman" fo:font-size="11pt" fo:font-style="normal" style:font-size-asian="11pt" style:font-style-asian="normal" style:font-size-complex="11pt" style:font-style-complex="normal"/>
    </style:style>
    <style:style style:name="T27"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9" style:family="text">
      <style:text-properties style:font-name="Times New Roman" style:text-underline-style="none" fo:font-weight="normal" style:font-weight-asian="normal" style:font-weight-complex="normal"/>
    </style:style>
    <style:style style:name="T30" style:family="text">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style:font-name="Times New Roman" fo:font-weight="normal" style:font-weight-asian="normal" style:font-weight-complex="normal"/>
    </style:style>
    <style:style style:name="T32" style:family="text">
      <style:text-properties fo:font-size="11pt" style:font-size-asian="11pt" style:font-size-complex="11pt"/>
    </style:style>
    <style:style style:name="T3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size="11pt" style:text-underline-style="none" fo:font-weight="normal" style:font-size-asian="11pt" style:font-weight-asian="normal" style:font-size-complex="11pt" style:font-weight-complex="normal"/>
    </style:style>
    <style:style style:name="T36" style:family="text">
      <style:text-properties fo:font-weight="bold" style:font-weight-asian="bold" style:font-weight-complex="bold"/>
    </style:style>
    <style:style style:name="T37" style:family="text">
      <style:text-properties style:text-underline-style="none"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variant="normal" fo:text-transform="none" fo:color="#333333" fo:letter-spacing="normal" fo:font-style="normal" style:font-style-asian="normal" style:font-style-complex="normal"/>
    </style:style>
    <style:style style:name="T40" style:family="text">
      <style:text-properties fo:font-variant="normal" fo:text-transform="none" fo:color="#333333" style:font-name="Times New Roman" fo:letter-spacing="normal" fo:font-style="normal" style:font-style-asian="normal" style:font-style-complex="normal"/>
    </style:style>
    <style:style style:name="T41" style:family="text">
      <style:text-properties fo:font-variant="normal" fo:text-transform="none" fo:color="#333333" style:font-name="Courier" fo:letter-spacing="normal" fo:font-style="normal" style:font-style-asian="normal" style:font-style-complex="normal"/>
    </style:style>
    <style:style style:name="T42" style:family="text">
      <style:text-properties fo:color="#3b2322"/>
    </style:style>
    <style:style style:name="T43" style:family="text">
      <style:text-properties fo:color="#3b2322" style:font-name-asian="Courier" style:font-name-complex="Courier"/>
    </style:style>
    <style:style style:name="T44" style:family="text">
      <style:text-properties fo:color="#3b2322" style:font-name="Courier2"/>
    </style:style>
    <style:style style:name="T45" style:family="text">
      <style:text-properties fo:color="#3b2322" fo:font-style="normal" style:text-underline-style="none" style:font-name-asian="Courier" style:font-style-asian="normal" style:font-name-complex="Courier" style:font-style-complex="normal"/>
    </style:style>
    <style:style style:name="T46" style:family="text">
      <style:text-properties fo:color="#3b2322" fo:font-style="normal" style:text-underline-style="none" fo:font-weight="normal" style:font-name-asian="Courier" style:font-style-asian="normal" style:font-weight-asian="normal" style:font-name-complex="Courier" style:font-style-complex="normal" style:font-weight-complex="normal"/>
    </style:style>
    <style:style style:name="T47" style:family="text">
      <style:text-properties fo:color="#3b2322" fo:font-style="normal" style:font-style-asian="normal" style:font-style-complex="normal"/>
    </style:style>
    <style:style style:name="T48" style:family="text">
      <style:text-properties fo:color="#3b2322" style:font-name="Times New Roman" fo:font-style="normal" style:text-underline-style="none" style:font-name-asian="Courier" style:font-style-asian="normal" style:font-name-complex="Courier" style:font-style-complex="normal"/>
    </style:style>
    <style:style style:name="T49" style:family="text">
      <style:text-properties fo:color="#3b2322" style:font-name="Times New Roman" fo:font-style="normal" style:text-underline-style="none" fo:font-weight="normal" style:font-name-asian="Courier" style:font-style-asian="normal" style:font-weight-asian="normal" style:font-name-complex="Courier" style:font-style-complex="normal" style:font-weight-complex="normal"/>
    </style:style>
    <style:style style:name="T50" style:family="text">
      <style:text-properties fo:color="#3b2322" style:font-name="Courier" fo:font-style="normal" style:font-name-asian="Courier" style:font-style-asian="normal" style:font-name-complex="Courier" style:font-style-complex="normal"/>
    </style:style>
    <style:style style:name="T51" style:family="text">
      <style:text-properties fo:color="#3b2322" style:font-name="Courier" fo:font-style="normal" style:text-underline-style="none" fo:font-weight="normal" style:font-name-asian="Courier" style:font-style-asian="normal" style:font-weight-asian="normal" style:font-name-complex="Courier" style:font-style-complex="normal" style:font-weight-complex="normal"/>
    </style:style>
    <style:style style:name="T52" style:family="text">
      <style:text-properties fo:color="#3b2322" style:font-name="Courier" fo:font-size="8pt" style:font-name-asian="Courier" style:font-size-asian="8pt" style:font-name-complex="Courier" style:font-size-complex="8pt"/>
    </style:style>
    <style:style style:name="T53" style:family="text">
      <style:text-properties fo:color="#3b2322" style:text-underline-style="none" style:font-name-asian="Courier" style:font-name-complex="Courier"/>
    </style:style>
    <style:style style:name="T54" style:family="text">
      <style:text-properties fo:color="#3b2322" style:font-name="Courier" style:font-name-asian="Courier" style:font-name-complex="Courier"/>
    </style:style>
    <style:style style:name="T55" style:family="text">
      <style:text-properties fo:color="#3b2322" fo:font-weight="bold" style:font-weight-asian="bold" style:font-weight-complex="bold"/>
    </style:style>
    <style:style style:name="T56" style:family="text">
      <style:text-properties style:font-name="Minion Pro"/>
    </style:style>
    <style:style style:name="T57" style:family="text">
      <style:text-properties style:font-name-asian="Courier" style:font-name-complex="Courier"/>
    </style:style>
    <style:style style:name="T58" style:family="text">
      <style:text-properties fo:background-color="#ffff00"/>
    </style:style>
    <style:style style:name="T59" style:family="text">
      <style:text-properties style:text-position="super 58%" style:font-name-asian="Courier" style:font-name-complex="Courie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2</text:p>
          <text:p text:style-name="P88">Relations Breakdown<text:tab/>2</text:p>
          <text:p text:style-name="P88">Friendship Features<text:tab/>3</text:p>
          <text:p text:style-name="P89">Creating and Deleting Friendships<text:tab/>3</text:p>
          <text:p text:style-name="P89">How to create new friendships<text:tab/>3</text:p>
          <text:p text:style-name="P89">How to delete friendships<text:tab/>4</text:p>
          <text:p text:style-name="P89">CreateRequest()<text:tab/>4</text:p>
          <text:p text:style-name="P89">ProcessRequest()<text:tab/>4</text:p>
          <text:p text:style-name="P89">ShowFriends()<text:tab/>5</text:p>
          <text:p text:style-name="P89">SuggestFriends()<text:tab/>5</text:p>
          <text:p text:style-name="P88">Games Features<text:tab/>6</text:p>
          <text:p text:style-name="P89">ListGameOwners()<text:tab/>6</text:p>
          <text:p text:style-name="P89">UpdateAverage()<text:tab/>6</text:p>
          <text:p text:style-name="P89">CatchCheaters()<text:tab/>6</text:p>
          <text:p text:style-name="P89">TopTens()<text:tab/>7</text:p>
          <text:p text:style-name="P89">hotlist()<text:tab/>8</text:p>
          <text:p text:style-name="P88">Leaderboard Features<text:tab/>9</text:p>
          <text:p text:style-name="P89">Daily and weekly leaderboards<text:tab/>9</text:p>
          <text:p text:style-name="P89">RankLeaderboards()<text:tab/>9</text:p>
          <text:p text:style-name="P89">GetFriendsLeaderboard()<text:tab/>10</text:p>
          <text:p text:style-name="P89">GetLeaderboard()<text:tab/>10</text:p>
          <text:p text:style-name="P88">Match Features<text:tab/>12</text:p>
        </text:index-body>
      </text:table-of-content>
      <text:h text:style-name="Heading_20_1" text:outline-level="1"><text:span text:style-name="T21"/></text:h>
      <text:h text:style-name="P85" text:outline-level="1"><text:span text:style-name="T21">Introduction</text:span></text:h>
      <text:p text:style-name="Standard"><text:span text:style-name="T21">????</text:span></text:p>
      <text:h text:style-name="Heading_20_1" text:outline-level="1"><text:span text:style-name="T21">Relations Breakdown</text:span></text:h>
      <text:p text:style-name="P25">To prevent any data anomalies, all relations have been normalised to Boyce-Codd Normal Form (BCNF):</text:p>
      <text:list xml:id="list3712790655964549437" text:style-name="L6">
        <text:list-item>
          <text:p text:style-name="P27">There are no partial functional dependencies (FDs).</text:p>
        </text:list-item>
        <text:list-item>
          <text:p text:style-name="P27">There are no transitive FDs.</text:p>
        </text:list-item>
        <text:list-item>
          <text:p text:style-name="P27">Every determinant is a unique candidate key.</text:p>
        </text:list-item>
        <text:list-item>
          <text:p text:style-name="P27">Foreign keys are used for all linked relations to ensure referential integrity</text:p>
        </text:list-item>
      </text:list>
      <text:p text:style-name="Standard"><text:span text:style-name="T30"/></text:p>
      <text:p text:style-name="P30"><text:span text:style-name="T18">UserPublic<text:tab/></text:span><text:span text:style-name="T20"><text:tab/><text:tab/></text:span><text:span text:style-name="T29">: </text:span><text:span text:style-name="T31">Ho</text:span><text:span text:style-name="T38">lds information about users which can be viewed by other users.</text:span></text:p>
      <text:p text:style-name="P30"><text:span text:style-name="T18">UserPrivate</text:span><text:span text:style-name="T31"> <text:tab/><text:tab/>: Holds all information about users which cannot be viewed by other users. </text:span></text:p>
      <text:p text:style-name="P30"><text:span text:style-name="T18">Email</text:span><text:span text:style-name="T20"><text:tab/></text:span><text:span text:style-name="T37"><text:tab/><text:tab/><text:tab/></text:span><text:span text:style-name="T29">: </text:span><text:span text:style-name="T29">Holds</text:span><text:span text:style-name="T31"> all user email addresses.</text:span></text:p>
      <text:p text:style-name="P30"><text:span text:style-name="T10">Friends</text:span><text:span text:style-name="T2"><text:tab/><text:tab/><text:tab/>: </text:span><text:span text:style-name="T29">Holds a list of all user friendships.</text:span></text:p>
      <text:p text:style-name="P30"><text:span text:style-name="T10">FriendRequest</text:span><text:span text:style-name="T12"><text:tab/><text:tab/></text:span><text:span text:style-name="T25">: </text:span><text:span text:style-name="T29">Holds any friend request information.</text:span></text:p>
      <text:p text:style-name="P30"><text:span text:style-name="T18">Game</text:span><text:tab/><text:tab/><text:tab/><text:tab/>: Holds information about games. </text:p>
      <text:p text:style-name="P30"><text:span text:style-name="T18">Genre</text:span><text:tab/><text:tab/><text:tab/><text:tab/>: Holds all the game genre information.</text:p>
      <text:p text:style-name="P30"><text:span text:style-name="T18">GameImage</text:span><text:tab/><text:tab/><text:tab/>: Holds information about images to be linked with games.</text:p>
      <text:p text:style-name="P30"><text:span text:style-name="T10">UserToGame</text:span><text:span text:style-name="T2"><text:tab/><text:tab/><text:tab/>: </text:span><text:span text:style-name="T2">This relation is used to link Users to Games holding all information about <text:tab/><text:tab/><text:tab/><text:tab/>each user's separate instance of a game. </text:span></text:p>
      <text:p text:style-name="P30"><text:span text:style-name="T10">GameToGenre</text:span><text:span text:style-name="T2"><text:tab/><text:tab/>: This relations is used to link Games to Genres.</text:span></text:p>
      <text:p text:style-name="P30"><text:span text:style-name="T10">Leaderboard</text:span><text:span text:style-name="T8"><text:tab/><text:tab/></text:span><text:span text:style-name="T22">: Holds all information on user Leaderboards.</text:span></text:p>
      <text:p text:style-name="P30"><text:span text:style-name="T10">Plays</text:span><text:span text:style-name="T22"><text:tab/><text:tab/><text:tab/><text:tab/>: Records the number of times a user plays a game.</text:span></text:p>
      <text:p text:style-name="P30"><text:span text:style-name="T10">Scores</text:span><text:span text:style-name="T22"><text:tab/><text:tab/><text:tab/>: Records all the scores made on any game.</text:span></text:p>
      <text:p text:style-name="P30"><text:span text:style-name="T10">Achievement</text:span><text:span text:style-name="T22"><text:tab/><text:tab/>: Holds all achievement details.</text:span></text:p>
      <text:p text:style-name="P30"><text:span text:style-name="T13">AchievementToUserToGame</text:span><text:span text:style-name="T22"><text:tab/>: Linking relation to achievements, users and games.</text:span></text:p>
      <text:p text:style-name="P30"><text:span text:style-name="T10">Matches</text:span><text:span text:style-name="T22"><text:tab/><text:tab/><text:tab/>: Holds match details.</text:span></text:p>
      <text:p text:style-name="P30"><text:span text:style-name="T10">MatchToUserToGame</text:span><text:span text:style-name="T22"><text:tab/>: Linking relations for matches, users and games.</text:span></text:p>
      <text:p text:style-name="P30"><text:span text:style-name="T10">MatchRequest</text:span><text:span text:style-name="T22"><text:tab/><text:tab/>: Holds any match request information.</text:span></text:p>
      <text:p text:style-name="Standard"><text:span text:style-name="T16">RudeWord</text:span><text:span text:style-name="T26"><text:tab/><text:tab/><text:tab/>: Stores a list of offensive words (to prevent obscene names).<text:tab/></text:span></text:p>
      <text:h text:style-name="P85" text:outline-level="1"><text:span text:style-name="T21">Friendship Features</text:span></text:h>
      <text:p text:style-name="P25">All user friendships are stored in the <text:span text:style-name="T10">Friends</text:span><text:span text:style-name="T1"> </text:span><text:span text:style-name="T2">relation:</text:span></text:p>
      <text:p text:style-name="P25"><text:span text:style-name="T2"/></text:p>
      <table:table table:name="Table1" table:style-name="Table1">
        <table:table-column table:style-name="Table1.A" table:number-columns-repeated="2"/>
        <table:table-row>
          <table:table-cell table:style-name="Table1.A1" office:value-type="string">
            <text:p text:style-name="P1">AccHolder</text:p>
          </table:table-cell>
          <table:table-cell table:style-name="Table1.B1" office:value-type="string">
            <text:p text:style-name="P1">Friend</text:p>
          </table:table-cell>
        </table:table-row>
        <table:table-row>
          <table:table-cell table:style-name="Table1.A2" office:value-type="string">
            <text:p text:style-name="P4"><text:span text:style-name="T8">UserName </text:span>of the Account Holder</text:p>
          </table:table-cell>
          <table:table-cell table:style-name="Table1.B2" office:value-type="string">
            <text:p text:style-name="P4"><text:span text:style-name="T8">UserName</text:span> of their Friend</text:p>
          </table:table-cell>
        </table:table-row>
      </table:table>
      <text:p text:style-name="P25"><text:span text:style-name="T2"/></text:p>
      <text:p text:style-name="P25"><text:span text:style-name="T2">The primary key for this relation is multi-valued (</text:span><text:span text:style-name="T8">AccHolder</text:span><text:span text:style-name="T2">, </text:span><text:span text:style-name="T8">Friend</text:span><text:span text:style-name="T2">) to ensure that each account holder pairing is not duplicated. Note that all friendships are bidirectional. This means that a matching reverse friendship must exist for all friendship pairs. For example:</text:span></text:p>
      <text:p text:style-name="P25"><text:span text:style-name="T2"/></text:p>
      <table:table table:name="Table2" table:style-name="Table2">
        <table:table-column table:style-name="Table2.A" table:number-columns-repeated="2"/>
        <table:table-row>
          <table:table-cell table:style-name="Table2.A1" office:value-type="string">
            <text:p text:style-name="P1">AccHolder</text:p>
          </table:table-cell>
          <table:table-cell table:style-name="Table2.B1" office:value-type="string">
            <text:p text:style-name="P1">Friend</text:p>
          </table:table-cell>
        </table:table-row>
        <table:table-row>
          <table:table-cell table:style-name="Table2.A2" office:value-type="string">
            <text:p text:style-name="P2">AlexParrott</text:p>
          </table:table-cell>
          <table:table-cell table:style-name="Table2.B2" office:value-type="string">
            <text:p text:style-name="P2">ScarlettJo</text:p>
          </table:table-cell>
        </table:table-row>
        <table:table-row>
          <table:table-cell table:style-name="Table2.A2" office:value-type="string">
            <text:p text:style-name="P2">ScarlettJo</text:p>
          </table:table-cell>
          <table:table-cell table:style-name="Table2.B2" office:value-type="string">
            <text:p text:style-name="P2">AlexParrott</text:p>
          </table:table-cell>
        </table:table-row>
      </table:table>
      <text:p text:style-name="P25"><text:span text:style-name="T2"/></text:p>
      <text:p text:style-name="P25"><text:span text:style-name="T2">This design decision was made primarily to make queries simpler:</text:span></text:p>
      <text:list xml:id="list8821627590998608820" text:style-name="L4">
        <text:list-item>
          <text:p text:style-name="P26"><text:span text:style-name="T2">All friendships are stored in a single relation.</text:span></text:p>
        </text:list-item>
        <text:list-item>
          <text:p text:style-name="P26"><text:span text:style-name="T2">The same simple query can be used to get a complete friend list for all users </text:span></text:p>
          <text:p text:style-name="P38"><text:span text:style-name="T2">SELECT * Friends WHERE AccHolder = 'ScarlettJo';</text:span></text:p>
        </text:list-item>
      </text:list>
      <text:p text:style-name="P37"><text:span text:style-name="T2"/></text:p>
      <text:p text:style-name="P37"><text:span text:style-name="T22">A matching friendship is automatically generated or deleted by the </text:span><text:span text:style-name="T2">ProcessRequest()</text:span><text:span text:style-name="T22"> procedure (see below). </text:span><text:span text:style-name="T2">INSERT</text:span><text:span text:style-name="T22"> and </text:span><text:span text:style-name="T2">UPDATE</text:span><text:span text:style-name="T22"> triggers in MySQL cannot insert new data into a table that is already being amended. Therefore, if a trigger was used to create matching reverse friendships, a second </text:span><text:span text:style-name="T2">Friends</text:span><text:span text:style-name="T22"> relation would be needed. Also, triggers have the additional drawbacks of being global and vulnerable to hidden consequences. This feature is an implementation of </text:span><text:span text:style-name="T24">Question 10</text:span><text:span text:style-name="T22">.</text:span></text:p>
      <text:h text:style-name="Heading_20_3" text:outline-level="3"><text:span text:style-name="T22">Creating and Deleting Friendships</text:span></text:h>
      <text:p text:style-name="P25"><text:span text:style-name="T22">All changes to friendships (creation or deletion) are done via the </text:span><text:span text:style-name="T10">FriendRequest</text:span><text:span text:style-name="T17"> </text:span><text:span text:style-name="T22">relation:</text:span></text:p>
      <text:p text:style-name="P25"><text:span text:style-name="T22"/></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RequestID</text:p>
          </table:table-cell>
          <table:table-cell table:style-name="Table3.A1" office:value-type="string">
            <text:p text:style-name="P1">Requester</text:p>
          </table:table-cell>
          <table:table-cell table:style-name="Table3.A1" office:value-type="string">
            <text:p text:style-name="P1">Requestee</text:p>
          </table:table-cell>
          <table:table-cell table:style-name="Table3.A1" office:value-type="string">
            <text:p text:style-name="P1">Email</text:p>
          </table:table-cell>
          <table:table-cell table:style-name="Table3.E1" office:value-type="string">
            <text:p text:style-name="P1">Response</text:p>
          </table:table-cell>
        </table:table-row>
        <table:table-row>
          <table:table-cell table:style-name="Table3.A2" office:value-type="string">
            <text:p text:style-name="P4">Unique Friend Request ID</text:p>
          </table:table-cell>
          <table:table-cell table:style-name="Table3.A2" office:value-type="string">
            <text:p text:style-name="P4"><text:span text:style-name="T8">UserName</text:span> of the requester</text:p>
          </table:table-cell>
          <table:table-cell table:style-name="Table3.A2" office:value-type="string">
            <text:p text:style-name="P4"><text:span text:style-name="T8">UserName</text:span> of the requested user</text:p>
          </table:table-cell>
          <table:table-cell table:style-name="Table3.A2" office:value-type="string">
            <text:p text:style-name="P4"><text:span text:style-name="T8">Email</text:span> address of the requested user</text:p>
          </table:table-cell>
          <table:table-cell table:style-name="Table3.E2" office:value-type="string">
            <text:p text:style-name="P4">Flag for status of the request:</text:p>
            <text:p text:style-name="P3">- Pending</text:p>
            <text:p text:style-name="P3">- Accepted</text:p>
            <text:p text:style-name="P3">- Declined</text:p>
            <text:p text:style-name="P3">- Completed</text:p>
          </table:table-cell>
        </table:table-row>
      </table:table>
      <text:p text:style-name="P25"><text:span text:style-name="T22"/></text:p>
      <text:p text:style-name="P25"><text:span text:style-name="T22">When a FriendRequest is created it is assigned a unique </text:span><text:span text:style-name="T8">RequestID</text:span><text:span text:style-name="T22"> which can be used to create a new friendship (when </text:span><text:span text:style-name="T8">Response='Accepted'</text:span><text:span text:style-name="T22">) or delete a friendship (</text:span><text:span text:style-name="T8">Response='Declined'</text:span><text:span text:style-name="T22">) by calling </text:span><text:span text:style-name="T8">ProcessRequest()</text:span><text:span text:style-name="T22">.</text:span></text:p>
      <text:h text:style-name="Heading_20_3" text:outline-level="3"><text:span text:style-name="T22">How to create new friendships</text:span></text:h>
      <text:p text:style-name="P29"><text:span text:style-name="T22">Step 1: Create a request</text:span></text:p>
      <text:list xml:id="list2988916154652619048" text:style-name="L7">
        <text:list-item>
          <text:p text:style-name="P39"><text:span text:style-name="T27">This is done by calling </text:span><text:span text:style-name="T15">CreateRequest()</text:span><text:span text:style-name="T27">. Potential friends can be looked up using either their </text:span><text:span text:style-name="T14">UserName</text:span><text:span text:style-name="T27"> or their </text:span><text:span text:style-name="T14">Email</text:span><text:span text:style-name="T27"> address. Ensure the delete flag parameter is set to </text:span><text:span text:style-name="T14">False</text:span><text:span text:style-name="T27">.</text:span></text:p>
        </text:list-item>
      </text:list>
      <text:p text:style-name="P29"><text:span text:style-name="T22">Step 2: Respond to the request</text:span></text:p>
      <text:list xml:id="list1414210314544987221" text:style-name="L8">
        <text:list-item>
          <text:p text:style-name="P40"><text:span text:style-name="T27">If a user wishes to accept a friend request then the </text:span><text:span text:style-name="T14">Response</text:span><text:span text:style-name="T27"> attribute in the relevant </text:span><text:span text:style-name="T14">FriendRequest</text:span><text:span text:style-name="T27"> must be updated to </text:span><text:span text:style-name="T14">'Accepted'</text:span><text:span text:style-name="T27">. If they do not want to accept the request, the </text:span><text:span text:style-name="T14">Response</text:span><text:span text:style-name="T27"> attribute can be updated to </text:span><text:span text:style-name="T14">'Declined'</text:span><text:span text:style-name="T27">. In this case the request will be marked as complete and deleted when </text:span><text:span text:style-name="T15">ProcessRequest()</text:span><text:span text:style-name="T28"> </text:span><text:span text:style-name="T27">is next called.</text:span></text:p>
        </text:list-item>
      </text:list>
      <text:p text:style-name="P29"><text:soft-page-break/>Step 3: Process the request</text:p>
      <text:list xml:id="list1154504744550358979" text:style-name="L9">
        <text:list-item>
          <text:p text:style-name="P41"><text:span text:style-name="T35">This is done by calling </text:span><text:span text:style-name="T15">ProcessRequest()</text:span><text:span text:style-name="T27">. If the response is set to </text:span><text:span text:style-name="T14">'Accepted'</text:span><text:span text:style-name="T27"> then the friendship will be inserted into the </text:span><text:span text:style-name="T14">Friends</text:span><text:span text:style-name="T27"> relation.</text:span></text:p>
        </text:list-item>
      </text:list>
      <text:h text:style-name="Heading_20_3" text:outline-level="3"><text:span text:style-name="T22">How to delete friendships</text:span></text:h>
      <text:p text:style-name="P29"><text:span text:style-name="T22">Step 1: Create a request</text:span></text:p>
      <text:list xml:id="list1269214976185848215" text:style-name="L10">
        <text:list-item>
          <text:p text:style-name="P42"><text:span text:style-name="T27">This is done by calling </text:span><text:span text:style-name="T15">CreateRequest()</text:span><text:span text:style-name="T27">. Friends can be looked up using either their </text:span><text:span text:style-name="T14">UserName</text:span><text:span text:style-name="T27"> or their </text:span><text:span text:style-name="T14">Email</text:span><text:span text:style-name="T27"> address. Ensure the delete flag parameter is set to </text:span><text:span text:style-name="T14">True</text:span><text:span text:style-name="T27">.</text:span></text:p>
        </text:list-item>
      </text:list>
      <text:p text:style-name="P29">Step 2: Process the request</text:p>
      <text:list xml:id="list1770276598209975689" text:style-name="L11">
        <text:list-item>
          <text:p text:style-name="P43"><text:span text:style-name="T27">This is done by calling </text:span><text:span text:style-name="T15">ProcessRequest()</text:span><text:span text:style-name="T27">. This will delete the friendship from the </text:span><text:span text:style-name="T14">Friends</text:span><text:span text:style-name="T27"> relation. The request will then be automatically deleted.</text:span></text:p>
        </text:list-item>
      </text:list>
      <text:h text:style-name="P8" text:outline-level="3"><text:span text:style-name="T8">CreateRequest()</text:span></text:h>
      <text:p text:style-name="P17"><text:span text:style-name="T2">Description:</text:span></text:p>
      <text:p text:style-name="P15"><text:span text:style-name="T2">This procedure creates a new request in the </text:span><text:span text:style-name="T8">FriendRequest</text:span><text:span text:style-name="T2"> relation using a provided </text:span><text:span text:style-name="T8">UserName</text:span><text:span text:style-name="T2"> to look up requested user to create or delete a friendship.</text:span></text:p>
      <text:p text:style-name="P15"><text:span text:style-name="T2"/></text:p>
      <text:p text:style-name="P17"><text:span text:style-name="T2">Parameters:</text:span></text:p>
      <text:list xml:id="list5720489833370389013" text:style-name="L1">
        <text:list-item>
          <text:p text:style-name="P31"><text:span text:style-name="T23">The </text:span><text:span text:style-name="T9">UserName</text:span><text:span text:style-name="T23"> of the of the user making the request.</text:span></text:p>
        </text:list-item>
        <text:list-item>
          <text:p text:style-name="P31"><text:span text:style-name="T23">The </text:span><text:span text:style-name="T9">UserName</text:span><text:span text:style-name="T23"> or </text:span><text:span text:style-name="T9">Email</text:span><text:span text:style-name="T23"> of the user to request/delete friendship.</text:span></text:p>
        </text:list-item>
        <text:list-item>
          <text:p text:style-name="P31"><text:span text:style-name="T23">Delete flag: </text:span><text:span text:style-name="T9">TRUE</text:span><text:span text:style-name="T23"> = request new friend; </text:span><text:span text:style-name="T9">FALSE</text:span><text:span text:style-name="T23"> = request friendship deletion </text:span></text:p>
        </text:list-item>
        <text:list-item>
          <text:p text:style-name="P31"><text:span text:style-name="T23">Email flag: </text:span><text:span text:style-name="T9">TRUE</text:span><text:span text:style-name="T23"> = lookup user with </text:span><text:span text:style-name="T9">Email</text:span><text:span text:style-name="T23"> attribute; <text:s/></text:span><text:span text:style-name="T9">FALSE</text:span><text:span text:style-name="T23"> = lookup user with </text:span><text:span text:style-name="T9">UserName</text:span><text:span text:style-name="T23"> attribute</text:span></text:p>
        </text:list-item>
      </text:list>
      <text:p text:style-name="P30"><text:span text:style-name="T23"/></text:p>
      <text:p text:style-name="P28"><text:span text:style-name="T23">Example Usage:</text:span></text:p>
      <text:p text:style-name="P33"><text:span text:style-name="T23">Request new friendship with </text:span><text:span text:style-name="T9">UserName</text:span><text:span text:style-name="T23"> lookup:</text:span></text:p>
      <text:p text:style-name="P35"><text:span text:style-name="T4">CALL CreateRequest('AlexParrott','WillWoodhead',FALSE,FALSE);</text:span></text:p>
      <text:p text:style-name="P35"><text:span text:style-name="T4"/></text:p>
      <text:p text:style-name="P33"><text:span text:style-name="T23">Request friendship deletion with </text:span><text:span text:style-name="T9">UserName</text:span><text:span text:style-name="T23"> lookup:</text:span></text:p>
      <text:p text:style-name="P35"><text:span text:style-name="T4">CALL CreateRequest('AlexParrott','WillWoodhead',TRUE,FALSE);</text:span></text:p>
      <text:p text:style-name="P35"><text:span text:style-name="T4"/></text:p>
      <text:p text:style-name="P18"><text:span text:style-name="T4">Request new friendship with </text:span><text:span text:style-name="T9">Email</text:span><text:span text:style-name="T4"> lookup:</text:span></text:p>
      <text:p text:style-name="P35"><text:span text:style-name="T4">CALL CreateRequest('AlexParrott','Will@Woodhead.com',FALSE,TRUE);</text:span></text:p>
      <text:p text:style-name="P35"><text:span text:style-name="T4"/></text:p>
      <text:p text:style-name="P18"><text:span text:style-name="T4">Request friendship deletion with </text:span><text:span text:style-name="T9">Email</text:span><text:span text:style-name="T4"> lookup:</text:span></text:p>
      <text:p text:style-name="P35"><text:span text:style-name="T4">CALL CreateRequest('AlexParrott','Will@Woodhead.com',TRUE,TRUE);</text:span></text:p>
      <text:h text:style-name="P8" text:outline-level="3"><text:span text:style-name="T11">ProcessRequest()</text:span></text:h>
      <text:p text:style-name="P17"><text:span text:style-name="T2">Description:</text:span></text:p>
      <text:p text:style-name="P15"><text:span text:style-name="T2">This procedure processes a specified request in the </text:span><text:span text:style-name="T8">FriendRequest</text:span><text:span text:style-name="T2"> relation according to the request response status:</text:span></text:p>
      <text:list xml:id="list2973088273635557719" text:style-name="L3">
        <text:list-item>
          <text:p text:style-name="P16"><text:span text:style-name="T8">Response = 'Accepted'</text:span><text:span text:style-name="T2"><text:tab/><text:tab/>: Creates a new friendship pair and matching reverse <text:tab/><text:tab/><text:tab/><text:tab/><text:tab/><text:tab/>friendship in the </text:span><text:span text:style-name="T8">Friends</text:span><text:span text:style-name="T2"> relation.</text:span></text:p>
        </text:list-item>
        <text:list-item>
          <text:p text:style-name="P16"><text:span text:style-name="T8">Response = 'Declined'<text:tab/><text:tab/></text:span><text:span text:style-name="T2">: Deletes the friendship pair and the matching reverse <text:tab/><text:tab/><text:tab/><text:tab/><text:tab/><text:tab/>friendship in the </text:span><text:span text:style-name="T8">Friends</text:span><text:span text:style-name="T2"> relation.</text:span></text:p>
        </text:list-item>
        <text:list-item>
          <text:p text:style-name="P16"><text:span text:style-name="T8">Response = 'Pending'<text:tab/><text:tab/></text:span><text:span text:style-name="T2">: No action.</text:span></text:p>
        </text:list-item>
        <text:list-item>
          <text:p text:style-name="P16"><text:span text:style-name="T8">Response = 'Completed'<text:tab/></text:span><text:span text:style-name="T2">: <text:s/>Deletes entry from </text:span><text:span text:style-name="T8">FriendRequest</text:span><text:span text:style-name="T2"> relation.</text:span></text:p>
        </text:list-item>
      </text:list>
      <text:p text:style-name="P15"><text:span text:style-name="T2"/></text:p>
      <text:p text:style-name="P17"><text:span text:style-name="T2">Parameter:</text:span></text:p>
      <text:list xml:id="list3124822101188282350" text:style-name="L2">
        <text:list-item>
          <text:p text:style-name="P32"><text:span text:style-name="T23">The </text:span><text:span text:style-name="T9">RequestID </text:span><text:span text:style-name="T23">(INT) of the </text:span><text:span text:style-name="T9">FriendRequest</text:span><text:span text:style-name="T23"> to action.</text:span></text:p>
        </text:list-item>
      </text:list>
      <text:p text:style-name="P30"><text:span text:style-name="T23"/></text:p>
      <text:p text:style-name="P28"><text:span text:style-name="T23">Example Usage:</text:span></text:p>
      <text:p text:style-name="P34"><text:span text:style-name="T33">CALL ProcessRequest(14);</text:span></text:p>
      <text:h text:style-name="P12" text:outline-level="3"><text:span text:style-name="T2">ShowFriends()</text:span></text:h>
      <text:p text:style-name="P19"><text:span text:style-name="T2">The </text:span><text:span text:style-name="T8">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8">UserName</text:span><text:span text:style-name="T2"> as a parameter when calling this procedure.</text:span></text:p>
      <text:p text:style-name="P19"><text:span text:style-name="T2"/></text:p>
      <text:p text:style-name="P19"><text:span text:style-name="T3">Example query:</text:span></text:p>
      <text:p text:style-name="P51"><text:span text:style-name="T2">mysql&gt; CALL ShowFriends('AlexParrott');</text:span></text:p>
      <text:p text:style-name="P46">+--------------+---------------+</text:p>
      <text:p text:style-name="P46">| UserName <text:s text:c="4"/>| AccountStatus |</text:p>
      <text:p text:style-name="P46">+--------------+---------------+</text:p>
      <text:p text:style-name="P46">| DavidCameron | Online <text:s text:c="7"/>|</text:p>
      <text:p text:style-name="P46">| ScarlettJo <text:s text:c="2"/>| Online <text:s text:c="7"/>|</text:p>
      <text:p text:style-name="P46">| WillWoodhead | Online <text:s text:c="7"/>|</text:p>
      <text:p text:style-name="P46">+--------------+---------------+</text:p>
      <text:p text:style-name="P46"/>
      <text:p text:style-name="P46">+---------------+---------------+---------------------+-------------+</text:p>
      <text:p text:style-name="P46">| UserName <text:s text:c="5"/>| AccountStatus | LastLogin <text:s text:c="10"/>| LastPlayed <text:s/>|</text:p>
      <text:p text:style-name="P46">+---------------+---------------+---------------------+-------------+</text:p>
      <text:p text:style-name="P46">| JamesHamblion | Offline <text:s text:c="6"/>| 2014-05-05 15:02:37 | Angry Birds |</text:p>
      <text:p text:style-name="P65"><text:span text:style-name="T43">+---------------+---------------+---------------------+-------------+</text:span></text:p>
      <text:h text:style-name="P6" text:outline-level="3"><text:span text:style-name="T2">SuggestFriends()</text:span></text:h>
      <text:p text:style-name="P19"><text:span text:style-name="T2">The </text:span><text:span text:style-name="T8">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8">UserName</text:span><text:span text:style-name="T2"> as a parameter when calling this procedure.</text:span></text:p>
      <text:p text:style-name="P19"><text:span text:style-name="T2"/></text:p>
      <text:p text:style-name="P19"><text:span text:style-name="T3">Example query:</text:span></text:p>
      <text:p text:style-name="P51"><text:span text:style-name="T2">mysql&gt; CALL SuggestFriends('DavidCameron');</text:span></text:p>
      <text:p text:style-name="P46">+---------------+-----------------+---------------+</text:p>
      <text:p text:style-name="P46">| UserName <text:s text:c="5"/>| FriendsInCommon | GamesInCommon |</text:p>
      <text:p text:style-name="P46">+---------------+-----------------+---------------+</text:p>
      <text:p text:style-name="P46">| BobHope <text:s text:c="6"/>| <text:s text:c="14"/>0 | <text:s text:c="12"/>2 |</text:p>
      <text:p text:style-name="P46">| JamesHamblion | <text:s text:c="14"/>1 | <text:s text:c="12"/>3 |</text:p>
      <text:p text:style-name="P46">| ScarlettJo <text:s text:c="3"/>| <text:s text:c="14"/>2 | <text:s text:c="12"/>3 |</text:p>
      <text:p text:style-name="P65"><text:span text:style-name="T43">+---------------+-----------------+---------------+</text:span></text:p>
      <text:p text:style-name="P19"><text:span text:style-name="T3"/></text:p>
      <text:p text:style-name="P24"><text:span text:style-name="T3"/></text:p>
      <text:p text:style-name="P36"><text:span text:style-name="T2"/></text:p>
      <text:h text:style-name="P86" text:outline-level="1"><text:span text:style-name="T2">Games Features</text:span></text:h>
      <text:h text:style-name="P6" text:outline-level="3"><text:span text:style-name="T2">ListGameOwners()</text:span></text:h>
      <text:p text:style-name="P19"><text:span text:style-name="T2">The </text:span><text:span text:style-name="T8">ListGameOwners()</text:span><text:span text:style-name="T2"> procedure creates a list of all the users who own a specified game. </text:span>The game to lookup is specified by passing the <text:span text:style-name="T8">GameID</text:span><text:span text:style-name="T2"> as a parameter when calling this procedure. This feature relates to </text:span><text:span text:style-name="T3">Question 1</text:span><text:span text:style-name="T2">.</text:span></text:p>
      <text:p text:style-name="P36"><text:span text:style-name="T2"/></text:p>
      <text:p text:style-name="P19"><text:span text:style-name="T3">Example query:</text:span></text:p>
      <text:p text:style-name="P51"><text:span text:style-name="T2">mysql&gt; CALL ListGameOwners(1);</text:span></text:p>
      <text:p text:style-name="P48">+-------------------+</text:p>
      <text:p text:style-name="P48">| Owners <text:s text:c="11"/>|</text:p>
      <text:p text:style-name="P48">+-------------------+</text:p>
      <text:p text:style-name="P48">| AlexParrott <text:s text:c="6"/>|</text:p>
      <text:p text:style-name="P48">| JamesHamblion <text:s text:c="4"/>|</text:p>
      <text:p text:style-name="P48">| WillWoodhead <text:s text:c="5"/>|</text:p>
      <text:p text:style-name="P48">| ScarlettJo <text:s text:c="7"/>|</text:p>
      <text:p text:style-name="P48">| AliceInWonderland |</text:p>
      <text:p text:style-name="P48">| BobHope <text:s text:c="10"/>|</text:p>
      <text:p text:style-name="P48">| BarackObama <text:s text:c="6"/>|</text:p>
      <text:p text:style-name="P48">| DavidCameron <text:s text:c="5"/>|</text:p>
      <text:p text:style-name="P48">| GeorgeClooney <text:s text:c="4"/>|</text:p>
      <text:p text:style-name="P48">| BradPitt <text:s text:c="9"/>|</text:p>
      <text:p text:style-name="P66"><text:span text:style-name="T43">+-------------------+</text:span></text:p>
      <text:h text:style-name="P5" text:outline-level="3"><text:span text:style-name="T2">UpdateAverage()</text:span></text:h>
      <text:p text:style-name="P19"><text:span text:style-name="T2">The </text:span><text:span text:style-name="T8">UpdateAverage()</text:span><text:span text:style-name="T2"> procedure updates the average user rating of a specified game (stored in the </text:span><text:span text:style-name="T41">UserToGame</text:span><text:span text:style-name="T39"> relation as the </text:span><text:span text:style-name="T41">AverageRating</text:span><text:span text:style-name="T39"> attribute)</text:span><text:span text:style-name="T2">. Average ratings only apply when a game has 10 or more user ratings. If a game has less than 10 ratings, the average is set to </text:span><text:span text:style-name="T8">NULL</text:span><text:span text:style-name="T2">. This procedure implements this feature by manipulating the </text:span><text:span text:style-name="T8">AverageRating</text:span><text:span text:style-name="T2"> and </text:span><text:span text:style-name="T8">NoOfRatings</text:span><text:span text:style-name="T2"> attributes in the Game relation and relates to </text:span><text:span text:style-name="T3">Question 2</text:span><text:span text:style-name="T2"> and </text:span><text:span text:style-name="T3">Question 3</text:span><text:span text:style-name="T2">.</text:span></text:p>
      <text:p text:style-name="P19"><text:span text:style-name="T2"/></text:p>
      <text:p text:style-name="P19"><text:span text:style-name="T1">Note</text:span><text:span text:style-name="T2">, this procedure is called automatically by the following triggers:</text:span></text:p>
      <text:p text:style-name="P36"><text:span text:style-name="T39">AfterInsertUserToGame<text:tab/><text:tab/></text:span><text:span text:style-name="T40">: Triggers after any insert to the </text:span><text:span text:style-name="T39">UserToGame</text:span><text:span text:style-name="T40"> relation.</text:span></text:p>
      <text:p text:style-name="P36"><text:span text:style-name="T39">AfterUpdateUserToGame<text:tab/><text:tab/></text:span><text:span text:style-name="T40">: Triggers after any update to the </text:span><text:span text:style-name="T39">UserToGame</text:span><text:span text:style-name="T40"> relation.</text:span></text:p>
      <text:p text:style-name="P36"><text:span text:style-name="T39">AfterDeleteUserToGame</text:span><text:span text:style-name="T40"><text:tab/><text:tab/>: Triggers after any delete from the </text:span><text:span text:style-name="T39">UserToGame</text:span><text:span text:style-name="T40"> relation.</text:span></text:p>
      <text:p text:style-name="P19"><text:span text:style-name="T2"/></text:p>
      <text:p text:style-name="P19"><text:span text:style-name="T2">Therefore, </text:span><text:span text:style-name="T3">anytime a user rates a game the average rating is automatically updated in the database</text:span><text:span text:style-name="T2">.</text:span></text:p>
      <text:p text:style-name="P19"><text:span text:style-name="T2"/></text:p>
      <text:p text:style-name="P21"><text:span text:style-name="T2">Example query:</text:span></text:p>
      <text:p text:style-name="P45">mysql&gt; SELECT Name, AverageRating From Game;</text:p>
      <text:p text:style-name="P46">+--------------------+---------------+</text:p>
      <text:p text:style-name="P46">| Name <text:s text:c="14"/>| AverageRating |</text:p>
      <text:p text:style-name="P46">+--------------------+---------------+</text:p>
      <text:p text:style-name="P46">| GTA V <text:s text:c="13"/>| <text:s text:c="9"/>5.68 |</text:p>
      <text:p text:style-name="P46">| The Last of Us <text:s text:c="4"/>| <text:s text:c="9"/>NULL |</text:p>
      <text:p text:style-name="P46">| FIFA 14 <text:s text:c="11"/>| <text:s text:c="9"/>NULL |</text:p>
      <text:p text:style-name="P46">| Angry Birds <text:s text:c="7"/>| <text:s text:c="9"/>NULL |</text:p>
      <text:p text:style-name="P46">| mission Impossible | <text:s text:c="9"/>NULL |</text:p>
      <text:p text:style-name="P46">| James Bond <text:s text:c="8"/>| <text:s text:c="9"/>NULL |</text:p>
      <text:p text:style-name="P60"/>
      <text:p text:style-name="P67"><text:span text:style-name="T2">This table shows that </text:span><text:span text:style-name="T1">only</text:span><text:span text:style-name="T2"> GTA V has been rated by more than 10 users.</text:span></text:p>
      <text:h text:style-name="P5" text:outline-level="3"><text:span text:style-name="T2">CatchCheaters()</text:span></text:h>
      <text:p text:style-name="P19"><text:span text:style-name="T2">The </text:span><text:span text:style-name="T8">CatchCheaters()</text:span><text:span text:style-name="T2"> function is setup to prevent cheaters who fix their scores (as requested by </text:span><text:span text:style-name="T3">Question 6</text:span><text:span text:style-name="T2">). A maximum score (</text:span><text:span text:style-name="T8">MaxScore</text:span><text:span text:style-name="T2">) and minimum score (</text:span><text:span text:style-name="T8">MinScore</text:span><text:span text:style-name="T2">) attributes are stored in the </text:span><text:span text:style-name="T8">Game</text:span><text:span text:style-name="T2"> relation. If these are not set to </text:span><text:span text:style-name="T8">NULL</text:span><text:span text:style-name="T2"> then this function checks a provided score against the played game's max and min scores. If the score provided is legal then it is returned to the function caller unchanged. However, if the provided score is an illegal value then the minimum score for than game is returned.</text:span></text:p>
      <text:p text:style-name="P19"><text:span text:style-name="T2"/></text:p>
      <text:p text:style-name="P19"><text:span text:style-name="T2">Note, this function is called automatically by the following triggers:</text:span></text:p>
      <text:p text:style-name="P36"><text:span text:style-name="T39">BeforeInsertUserToGame<text:tab/><text:tab/></text:span><text:span text:style-name="T40">: Triggers before any insert to the </text:span><text:span text:style-name="T39">UserToGame</text:span><text:span text:style-name="T40"> relation.</text:span></text:p>
      <text:p text:style-name="P36"><text:soft-page-break/><text:span text:style-name="T39">BeforeUpdateUserToGame</text:span><text:span text:style-name="T40"><text:tab/><text:tab/>: Triggers before any update to the </text:span><text:span text:style-name="T39">UserToGame</text:span><text:span text:style-name="T40"> relation.</text:span></text:p>
      <text:p text:style-name="P19"><text:span text:style-name="T2"/></text:p>
      <text:p text:style-name="P19"><text:span text:style-name="T2">Both of these triggers set the the </text:span><text:span text:style-name="T8">LastScore</text:span><text:span text:style-name="T2"> in the </text:span><text:span text:style-name="T8">UserToGame</text:span><text:span text:style-name="T2"> relation. Therefore, </text:span><text:span text:style-name="T3">anytime a user's last score is added or updated, it is automatically checked against the legal values.</text:span></text:p>
      <text:p text:style-name="P19"><text:span text:style-name="T3"/></text:p>
      <text:p text:style-name="P21"><text:span text:style-name="T2">Example query:</text:span></text:p>
      <text:p text:style-name="P21"><text:span text:style-name="T2"/></text:p>
      <text:p text:style-name="P19"><text:span text:style-name="T2">Here is the score range for the game 'Angry Birds' (GameID 4):</text:span></text:p>
      <text:p text:style-name="P21"><text:span text:style-name="T2"/></text:p>
      <text:p text:style-name="P51"><text:span text:style-name="T2">mysql&gt; select Name,MaxScore,Minscore from Game WHERE GameID=4;</text:span></text:p>
      <text:p text:style-name="P46">+-------------+----------+----------+</text:p>
      <text:p text:style-name="P46">| Name <text:s text:c="7"/>| MaxScore | Minscore |</text:p>
      <text:p text:style-name="P46">+-------------+----------+----------+</text:p>
      <text:p text:style-name="P46">| Angry Birds | <text:s text:c="4"/>1000 | <text:s text:c="7"/>1 |</text:p>
      <text:p text:style-name="P65"><text:span text:style-name="T43">+-------------+----------+----------+</text:span></text:p>
      <text:p text:style-name="P21"><text:span text:style-name="T2"/></text:p>
      <text:p text:style-name="P37"><text:span text:style-name="T48">Here are the last people to play this game and their scores:</text:span></text:p>
      <text:p text:style-name="P44"><text:span text:style-name="T48"/></text:p>
      <text:p text:style-name="P45"><text:span text:style-name="T6">mysql&gt; select ID,UserName,LastScore from UserToGame where GameID=4;</text:span></text:p>
      <text:p text:style-name="P46">+----+---------------+-----------+</text:p>
      <text:p text:style-name="P46">| ID | UserName <text:s text:c="5"/>| LastScore |</text:p>
      <text:p text:style-name="P46">+----+---------------+-----------+</text:p>
      <text:p text:style-name="P46">| <text:s/>1 | AlexParrott <text:s text:c="2"/>| <text:s text:c="7"/>28 |</text:p>
      <text:p text:style-name="P46">| <text:s/>5 | JamesHamblion | <text:s text:c="7"/>53 |</text:p>
      <text:p text:style-name="P46">| 33 | DavidCameron <text:s/>| <text:s text:c="7"/>41 |</text:p>
      <text:p text:style-name="P65"><text:span text:style-name="T43">+----+---------------+-----------+</text:span></text:p>
      <text:p text:style-name="P19"><text:span text:style-name="T2"/></text:p>
      <text:p text:style-name="P19"><text:span text:style-name="T2">Now let's set AlexParrott's last score to an illegal value (over 1000)...</text:span></text:p>
      <text:p text:style-name="P19"><text:span text:style-name="T2"/></text:p>
      <text:p text:style-name="P23"><text:span text:style-name="T5"><text:s/></text:span><text:span text:style-name="T50">mysql&gt; UPDATE UserToGame SET LastScore=1007 WHERE ID=1;</text:span></text:p>
      <text:p text:style-name="P23"><text:span text:style-name="T51"/></text:p>
      <text:p text:style-name="P23"><text:span text:style-name="T46">...then have a look at these scores again:</text:span></text:p>
      <text:p text:style-name="P23"><text:span text:style-name="T46"/></text:p>
      <text:p text:style-name="P45"><text:span text:style-name="T5">mysql&gt; select ID,UserName,LastScore from UserToGame where GameID=4;</text:span></text:p>
      <text:p text:style-name="P46">+----+---------------+-----------+</text:p>
      <text:p text:style-name="P46">| ID | UserName <text:s text:c="5"/>| LastScore |</text:p>
      <text:p text:style-name="P46">+----+---------------+-----------+</text:p>
      <text:p text:style-name="P46">|<text:span text:style-name="T58"> <text:s/>1 | AlexParrott <text:s text:c="2"/>| <text:s text:c="8"/>1</text:span> |</text:p>
      <text:p text:style-name="P46">| <text:s/>5 | JamesHamblion | <text:s text:c="7"/>53 |</text:p>
      <text:p text:style-name="P46">| 33 | DavidCameron <text:s/>| <text:s text:c="7"/>41 |</text:p>
      <text:p text:style-name="P65"><text:span text:style-name="T43">+----+---------------+-----------+</text:span></text:p>
      <text:p text:style-name="P63"><text:span text:style-name="T49"/></text:p>
      <text:p text:style-name="P63"><text:span text:style-name="T49">As is highlighted, this score has been automatically set to the game's minimum score (1).</text:span></text:p>
      <text:h text:style-name="P9" text:outline-level="3"><text:span text:style-name="T45">TopTens()</text:span></text:h>
      <text:p text:style-name="P68"><text:span text:style-name="T45">This procedure gets </text:span>the top ten rated games in each genre (<text:span text:style-name="T36">Question 5</text:span>). This will list the top ten rated games in descending order for each genre. If there are less than ten games, only the existing games will be listed.</text:p>
      <text:p text:style-name="P70"/>
      <text:p text:style-name="P70"><text:span text:style-name="T6">Example query:</text:span></text:p>
      <text:p text:style-name="P47">mysql&gt; CALL TopTens();</text:p>
      <text:p text:style-name="P56">+-------------+--------------------+---------------+</text:p>
      <text:p text:style-name="P58">| genre <text:s text:c="6"/>| name <text:s text:c="14"/>| AverageRating |</text:p>
      <text:p text:style-name="P58">+-------------+--------------------+---------------+</text:p>
      <text:p text:style-name="P81"><text:span text:style-name="T44">| Adventure <text:s text:c="2"/>| GTA V <text:s text:c="13"/>| <text:s text:c="9"/>9.87 |</text:span></text:p>
      <text:p text:style-name="P81"><text:span text:style-name="T44">| Adventure <text:s text:c="2"/>| The Last of Us <text:s text:c="4"/>| <text:s text:c="9"/>5.43 |</text:span></text:p>
      <text:p text:style-name="P81"><text:span text:style-name="T44">| Adventure <text:s text:c="2"/>| mission Impossible | <text:s text:c="9"/>3.46 |</text:span></text:p>
      <text:p text:style-name="P81"><text:span text:style-name="T44">| Adventure <text:s text:c="2"/>| 2048 <text:s text:c="14"/>| <text:s text:c="9"/>3.44 |</text:span></text:p>
      <text:p text:style-name="P81"><text:span text:style-name="T44">| Adventure <text:s text:c="2"/>| Black ops <text:s text:c="9"/>| <text:s text:c="9"/>2.45 |</text:span></text:p>
      <text:p text:style-name="P81"><text:span text:style-name="T44">| Adventure <text:s text:c="2"/>| bin throw <text:s text:c="9"/>| <text:s text:c="9"/>2.34 |</text:span></text:p>
      <text:p text:style-name="P81"><text:span text:style-name="T44">| Adventure <text:s text:c="2"/>| flick men <text:s text:c="9"/>| <text:s text:c="9"/>2.12 |</text:span></text:p>
      <text:p text:style-name="P81"><text:span text:style-name="T44">| Horror <text:s text:c="5"/>| Crash Bandicoot <text:s text:c="3"/>| <text:s text:c="9"/>6.51 |</text:span></text:p>
      <text:p text:style-name="P81"><text:span text:style-name="T44">| Horror <text:s text:c="5"/>| carrot peel <text:s text:c="7"/>| <text:s text:c="9"/>6.43 |</text:span></text:p>
      <text:p text:style-name="P81"><text:span text:style-name="T44">| Horror <text:s text:c="5"/>| skyroads <text:s text:c="10"/>| <text:s text:c="9"/>6.12 |</text:span></text:p>
      <text:p text:style-name="P81"><text:span text:style-name="T44">| Horror <text:s text:c="5"/>| The Last of Us <text:s text:c="4"/>| <text:s text:c="9"/>5.43 |</text:span></text:p>
      <text:p text:style-name="P81"><text:span text:style-name="T44">| Mutliplayer | GTA V <text:s text:c="13"/>| <text:s text:c="9"/>9.87 |</text:span></text:p>
      <text:p text:style-name="P81"><text:span text:style-name="T44">| Mutliplayer | FIFA 14 <text:s text:c="11"/>| <text:s text:c="9"/>8.65 |</text:span></text:p>
      <text:p text:style-name="P81"><text:span text:style-name="T44">| Mutliplayer | Angry Birds <text:s text:c="7"/>| <text:s text:c="9"/>6.74 |</text:span></text:p>
      <text:p text:style-name="P81"><text:span text:style-name="T44">| Mutliplayer | James Bond <text:s text:c="8"/>| <text:s text:c="9"/>5.67 |</text:span></text:p>
      <text:p text:style-name="P81"><text:span text:style-name="T44">| Mutliplayer | COD4 <text:s text:c="14"/>| <text:s text:c="9"/>4.34 |</text:span></text:p>
      <text:p text:style-name="P81"><text:span text:style-name="T44">| Mutliplayer | mash up <text:s text:c="11"/>| <text:s text:c="9"/>3.23 |</text:span></text:p>
      <text:p text:style-name="P81"><text:span text:style-name="T44">| Sport <text:s text:c="6"/>| The Last of Us <text:s text:c="4"/>| <text:s text:c="9"/>5.43 |</text:span></text:p>
      <text:p text:style-name="P81"><text:soft-page-break/><text:span text:style-name="T44">| Sport <text:s text:c="6"/>| FIFA 14 <text:s text:c="11"/>| <text:s text:c="9"/>4.35 |</text:span></text:p>
      <text:p text:style-name="P81"><text:span text:style-name="T44">| Sport <text:s text:c="6"/>| Bike Runner <text:s text:c="7"/>| <text:s text:c="9"/>3.65 |</text:span></text:p>
      <text:p text:style-name="P57"><text:span text:style-name="T57">+-------------+--------------------+---------------+</text:span></text:p>
      <text:h text:style-name="P9" text:outline-level="3"><text:span text:style-name="T45">hotlist()</text:span></text:h>
      <text:p text:style-name="P68">This procedures gets a Hotlist of the most played games – relates to <text:span text:style-name="T36">Question 9</text:span>. <text:span text:style-name="T2">If users are interested in knowing which games have been played the most, they can simply get the hotlist. </text:span><text:span text:style-name="T45">This is a dynamic realtime view of which games are being played the most.</text:span></text:p>
      <text:p text:style-name="P68"><text:span text:style-name="T2"/></text:p>
      <text:p text:style-name="P71"><text:span text:style-name="T2">Example query:</text:span></text:p>
      <text:p text:style-name="P49"><text:span text:style-name="T57">mysql&gt; CALL hotlist();</text:span></text:p>
      <text:p text:style-name="P46">+---------+--------------------+-------------+</text:p>
      <text:p text:style-name="P46">| Ranking | Name <text:s text:c="14"/>| NOPLastWeek |</text:p>
      <text:p text:style-name="P46">+---------+--------------------+-------------+</text:p>
      <text:p text:style-name="P46">| <text:s text:c="6"/>1 | GTA V <text:s text:c="13"/>| <text:s text:c="9"/>23 |</text:p>
      <text:p text:style-name="P46">| <text:s text:c="6"/>2 | mission Impossible | <text:s text:c="9"/>12 |</text:p>
      <text:p text:style-name="P46">| <text:s text:c="6"/>3 | Angry Birds <text:s text:c="7"/>| <text:s text:c="9"/>10 |</text:p>
      <text:p text:style-name="P46">| <text:s text:c="6"/>4 | The Last of Us <text:s text:c="4"/>| <text:s text:c="10"/>8 |</text:p>
      <text:p text:style-name="P46">| <text:s text:c="6"/>8 | Crash Bandicoot <text:s text:c="3"/>| <text:s text:c="10"/>7 |</text:p>
      <text:p text:style-name="P46">| <text:s text:c="6"/>7 | bin throw <text:s text:c="9"/>| <text:s text:c="10"/>7 |</text:p>
      <text:p text:style-name="P46">| <text:s text:c="6"/>6 | COD4 <text:s text:c="14"/>| <text:s text:c="10"/>7 |</text:p>
      <text:p text:style-name="P46">| <text:s text:c="6"/>5 | FIFA 14 <text:s text:c="11"/>| <text:s text:c="10"/>7 |</text:p>
      <text:p text:style-name="P46">| <text:s text:c="6"/>9 | James Bond <text:s text:c="8"/>| <text:s text:c="10"/>6 |</text:p>
      <text:p text:style-name="P46">| <text:s text:c="5"/>10 | mash up <text:s text:c="11"/>| <text:s text:c="10"/>5 |</text:p>
      <text:p text:style-name="P52"><text:span text:style-name="T52">+---------+--------------------+-------------+</text:span></text:p>
      <text:h text:style-name="P11" text:outline-level="3"/>
      <text:h text:style-name="P86" text:outline-level="1">Leaderboard Features</text:h>
      <text:h text:style-name="P11" text:outline-level="3">Daily and weekly leaderboards</text:h>
      <text:p text:style-name="P68"><text:span text:style-name="T42">When a new game is inserted into the game table, daily and weekly leaderboards are generated automatically alongside a normal default leaderboard for the game. These allow users to see the scores have been each week and day for every game (</text:span><text:span text:style-name="T55">Question 7</text:span><text:span text:style-name="T42">). </text:span></text:p>
      <text:p text:style-name="P68"><text:span text:style-name="T42"/></text:p>
      <text:p text:style-name="P72"><text:span text:style-name="T42">Note</text:span><text:span text:style-name="T47">, this feature occurs automatically. It is called by the following trigger:</text:span></text:p>
      <text:p text:style-name="P78"><text:span text:style-name="T39">Game_After_Insert<text:tab/><text:tab/></text:span><text:span text:style-name="T40">: Triggers after any insert to the </text:span><text:span text:style-name="T39">Game</text:span><text:span text:style-name="T40"> relation.</text:span></text:p>
      <text:p text:style-name="P68"><text:span text:style-name="T42"/></text:p>
      <text:p text:style-name="P68">The table below shows all of the leaderboards on the Game Centre. Each game has a default leaderboard, and then any number of other leaderboards that are not default. This leaderboard table is essentially a set of criteria to inform how to query the <text:span text:style-name="T7">Scores</text:span> table to get the desired leaderboard. This means that the leaderboards are always up to date.</text:p>
      <text:p text:style-name="P61"/>
      <text:p text:style-name="P55">+---------------+--------+-----------+------------+-----------+</text:p>
      <text:p text:style-name="P54">| LeaderboardID | GameID | SortOrder | TimePeriod | IsDefault |</text:p>
      <text:p text:style-name="P54">+---------------+--------+-----------+------------+-----------+</text:p>
      <text:p text:style-name="P54">| <text:s text:c="12"/>1 | <text:s text:c="5"/>1 | desc <text:s text:c="5"/>| forever <text:s text:c="3"/>| <text:s text:c="8"/>1 |</text:p>
      <text:p text:style-name="P54">| <text:s text:c="12"/>2 | <text:s text:c="5"/>1 | desc <text:s text:c="5"/>| 1_week <text:s text:c="4"/>| <text:s text:c="8"/>0 |</text:p>
      <text:p text:style-name="P54">| <text:s text:c="12"/>3 | <text:s text:c="5"/>1 | desc <text:s text:c="5"/>| 1_day <text:s text:c="5"/>| <text:s text:c="8"/>0 |</text:p>
      <text:p text:style-name="P54">| <text:s text:c="12"/>4 | <text:s text:c="5"/>2 | desc <text:s text:c="5"/>| forever <text:s text:c="3"/>| <text:s text:c="8"/>1 |</text:p>
      <text:p text:style-name="P54">| <text:s text:c="12"/>5 | <text:s text:c="5"/>2 | desc <text:s text:c="5"/>| 1_week <text:s text:c="4"/>| <text:s text:c="8"/>0 |</text:p>
      <text:p text:style-name="P54">| <text:s text:c="12"/>6 | <text:s text:c="5"/>2 | desc <text:s text:c="5"/>| 1_day <text:s text:c="5"/>| <text:s text:c="8"/>0 |</text:p>
      <text:p text:style-name="P54">| <text:s text:c="12"/>7 | <text:s text:c="5"/>3 | desc <text:s text:c="5"/>| forever <text:s text:c="3"/>| <text:s text:c="8"/>1 |</text:p>
      <text:p text:style-name="P54">| <text:s text:c="12"/>8 | <text:s text:c="5"/>3 | desc <text:s text:c="5"/>| 1_week <text:s text:c="4"/>| <text:s text:c="8"/>0 |</text:p>
      <text:p text:style-name="P54">| <text:s text:c="12"/>9 | <text:s text:c="5"/>3 | desc <text:s text:c="5"/>| 1_day <text:s text:c="5"/>| <text:s text:c="8"/>0 |</text:p>
      <text:p text:style-name="P54">| <text:s text:c="11"/>10 | <text:s text:c="5"/>4 | desc <text:s text:c="5"/>| forever <text:s text:c="3"/>| <text:s text:c="8"/>1 |</text:p>
      <text:p text:style-name="P54">| <text:s text:c="11"/>11 | <text:s text:c="5"/>4 | desc <text:s text:c="5"/>| 1_week <text:s text:c="4"/>| <text:s text:c="8"/>0 |</text:p>
      <text:p text:style-name="P54">| <text:s text:c="11"/>12 | <text:s text:c="5"/>4 | desc <text:s text:c="5"/>| 1_day <text:s text:c="5"/>| <text:s text:c="8"/>0 |</text:p>
      <text:p text:style-name="P54">| <text:s text:c="11"/>13 | <text:s text:c="5"/>5 | desc <text:s text:c="5"/>| forever <text:s text:c="3"/>| <text:s text:c="8"/>1 |</text:p>
      <text:p text:style-name="P54">| <text:s text:c="11"/>14 | <text:s text:c="5"/>5 | desc <text:s text:c="5"/>| 1_week <text:s text:c="4"/>| <text:s text:c="8"/>0 |</text:p>
      <text:p text:style-name="P54">| <text:s text:c="11"/>15 | <text:s text:c="5"/>5 | desc <text:s text:c="5"/>| 1_day <text:s text:c="5"/>| <text:s text:c="8"/>0 |</text:p>
      <text:p text:style-name="P54">| <text:s text:c="11"/>16 | <text:s text:c="5"/>6 | desc <text:s text:c="5"/>| forever <text:s text:c="3"/>| <text:s text:c="8"/>1 |</text:p>
      <text:p text:style-name="P54">| <text:s text:c="11"/>17 | <text:s text:c="5"/>6 | desc <text:s text:c="5"/>| 1_week <text:s text:c="4"/>| <text:s text:c="8"/>0 |</text:p>
      <text:p text:style-name="P54">| <text:s text:c="11"/>18 | <text:s text:c="5"/>6 | desc <text:s text:c="5"/>| 1_day <text:s text:c="5"/>| <text:s text:c="8"/>0 |</text:p>
      <text:p text:style-name="P54">| <text:s text:c="11"/>19 | <text:s text:c="5"/>7 | desc <text:s text:c="5"/>| forever <text:s text:c="3"/>| <text:s text:c="8"/>1 |</text:p>
      <text:p text:style-name="P54">| <text:s text:c="11"/>20 | <text:s text:c="5"/>7 | desc <text:s text:c="5"/>| 1_week <text:s text:c="4"/>| <text:s text:c="8"/>0 |</text:p>
      <text:p text:style-name="P54">| <text:s text:c="11"/>21 | <text:s text:c="5"/>7 | desc <text:s text:c="5"/>| 1_day <text:s text:c="5"/>| <text:s text:c="8"/>0 |</text:p>
      <text:p text:style-name="P54">| <text:s text:c="11"/>22 | <text:s text:c="5"/>8 | desc <text:s text:c="5"/>| forever <text:s text:c="3"/>| <text:s text:c="8"/>1 |</text:p>
      <text:p text:style-name="P54">| <text:s text:c="11"/>23 | <text:s text:c="5"/>8 | desc <text:s text:c="5"/>| 1_week <text:s text:c="4"/>| <text:s text:c="8"/>0 |</text:p>
      <text:p text:style-name="P54">| <text:s text:c="11"/>24 | <text:s text:c="5"/>8 | desc <text:s text:c="5"/>| 1_day <text:s text:c="5"/>| <text:s text:c="8"/>0 |</text:p>
      <text:p text:style-name="P54">| <text:s text:c="11"/>25 | <text:s text:c="5"/>9 | desc <text:s text:c="5"/>| forever <text:s text:c="3"/>| <text:s text:c="8"/>1 |</text:p>
      <text:p text:style-name="P54">| <text:s text:c="11"/>26 | <text:s text:c="5"/>9 | desc <text:s text:c="5"/>| 1_week <text:s text:c="4"/>| <text:s text:c="8"/>0 |</text:p>
      <text:p text:style-name="P54">| <text:s text:c="11"/>27 | <text:s text:c="5"/>9 | desc <text:s text:c="5"/>| 1_day <text:s text:c="5"/>| <text:s text:c="8"/>0 |</text:p>
      <text:p text:style-name="P54">| <text:s text:c="11"/>28 | <text:s text:c="4"/>10 | desc <text:s text:c="5"/>| forever <text:s text:c="3"/>| <text:s text:c="8"/>1 |</text:p>
      <text:p text:style-name="P54">| <text:s text:c="11"/>29 | <text:s text:c="4"/>10 | desc <text:s text:c="5"/>| 1_week <text:s text:c="4"/>| <text:s text:c="8"/>0 |</text:p>
      <text:p text:style-name="P54">| <text:s text:c="11"/>30 | <text:s text:c="4"/>10 | desc <text:s text:c="5"/>| 1_day <text:s text:c="5"/>| <text:s text:c="8"/>0 |</text:p>
      <text:p text:style-name="P54">| <text:s text:c="11"/>31 | <text:s text:c="4"/>11 | desc <text:s text:c="5"/>| forever <text:s text:c="3"/>| <text:s text:c="8"/>1 |</text:p>
      <text:p text:style-name="P54">| <text:s text:c="11"/>32 | <text:s text:c="4"/>11 | desc <text:s text:c="5"/>| 1_week <text:s text:c="4"/>| <text:s text:c="8"/>0 |</text:p>
      <text:p text:style-name="P54">| <text:s text:c="11"/>33 | <text:s text:c="4"/>11 | desc <text:s text:c="5"/>| 1_day <text:s text:c="5"/>| <text:s text:c="8"/>0 |</text:p>
      <text:p text:style-name="P54">| <text:s text:c="11"/>34 | <text:s text:c="4"/>12 | desc <text:s text:c="5"/>| forever <text:s text:c="3"/>| <text:s text:c="8"/>1 |</text:p>
      <text:p text:style-name="P54">| <text:s text:c="11"/>35 | <text:s text:c="4"/>12 | desc <text:s text:c="5"/>| 1_week <text:s text:c="4"/>| <text:s text:c="8"/>0 |</text:p>
      <text:p text:style-name="P54">| <text:s text:c="11"/>36 | <text:s text:c="4"/>12 | desc <text:s text:c="5"/>| 1_day <text:s text:c="5"/>| <text:s text:c="8"/>0 |</text:p>
      <text:p text:style-name="P54">| <text:s text:c="11"/>37 | <text:s text:c="4"/>13 | desc <text:s text:c="5"/>| forever <text:s text:c="3"/>| <text:s text:c="8"/>1 |</text:p>
      <text:p text:style-name="P54">| <text:s text:c="11"/>38 | <text:s text:c="4"/>13 | desc <text:s text:c="5"/>| 1_week <text:s text:c="4"/>| <text:s text:c="8"/>0 |</text:p>
      <text:p text:style-name="P54">| <text:s text:c="11"/>39 | <text:s text:c="4"/>13 | desc <text:s text:c="5"/>| 1_day <text:s text:c="5"/>| <text:s text:c="8"/>0 |</text:p>
      <text:p text:style-name="P54">| <text:s text:c="11"/>40 | <text:s text:c="4"/>14 | desc <text:s text:c="5"/>| forever <text:s text:c="3"/>| <text:s text:c="8"/>1 |</text:p>
      <text:p text:style-name="P54">| <text:s text:c="11"/>41 | <text:s text:c="4"/>14 | desc <text:s text:c="5"/>| 1_week <text:s text:c="4"/>| <text:s text:c="8"/>0 |</text:p>
      <text:p text:style-name="P54">| <text:s text:c="11"/>42 | <text:s text:c="4"/>14 | desc <text:s text:c="5"/>| 1_day <text:s text:c="5"/>| <text:s text:c="8"/>0 |</text:p>
      <text:p text:style-name="P54">| <text:s text:c="11"/>43 | <text:s text:c="4"/>15 | desc <text:s text:c="5"/>| forever <text:s text:c="3"/>| <text:s text:c="8"/>1 |</text:p>
      <text:p text:style-name="P54">| <text:s text:c="11"/>44 | <text:s text:c="4"/>15 | desc <text:s text:c="5"/>| 1_week <text:s text:c="4"/>| <text:s text:c="8"/>0 |</text:p>
      <text:p text:style-name="P54">| <text:s text:c="11"/>45 | <text:s text:c="4"/>15 | desc <text:s text:c="5"/>| 1_day <text:s text:c="5"/>| <text:s text:c="8"/>0 |</text:p>
      <text:p text:style-name="P54">| <text:s text:c="11"/>46 | <text:s text:c="4"/>16 | desc <text:s text:c="5"/>| forever <text:s text:c="3"/>| <text:s text:c="8"/>1 |</text:p>
      <text:p text:style-name="P54">| <text:s text:c="11"/>47 | <text:s text:c="4"/>16 | desc <text:s text:c="5"/>| 1_week <text:s text:c="4"/>| <text:s text:c="8"/>0 |</text:p>
      <text:p text:style-name="P54">| <text:s text:c="11"/>48 | <text:s text:c="4"/>16 | desc <text:s text:c="5"/>| 1_day <text:s text:c="5"/>| <text:s text:c="8"/>0 |</text:p>
      <text:p text:style-name="P54">+---------------+--------+-----------+------------+-----------+</text:p>
      <text:h text:style-name="P7" text:outline-level="3"><text:span text:style-name="T45">RankLeaderboards()</text:span></text:h>
      <text:p text:style-name="P14"><text:span text:style-name="T32">This feature shows how a user is doing on a game's leaderboard – relates to </text:span><text:span text:style-name="T34">Question 4</text:span><text:span text:style-name="T32">. When given a user and a game, the procedure displays the user's best score, the rank on the entire leaderboard of that game, and </text:span><text:soft-page-break/><text:span text:style-name="T32">a suggestion of what percentile their score is in compared with everybody who has ever played that game.</text:span></text:p>
      <text:p text:style-name="P22"><text:span text:style-name="T2">Example query:</text:span></text:p>
      <text:p text:style-name="P20"><text:span text:style-name="T2">The following query looks up the user '</text:span><text:span text:style-name="T8">BobHope'</text:span><text:span text:style-name="T2">and the game '</text:span><text:span text:style-name="T8">GTA V</text:span><text:span text:style-name="T2">' (</text:span><text:span text:style-name="T8">GameID=1</text:span><text:span text:style-name="T2">).</text:span></text:p>
      <text:p text:style-name="P22"><text:span text:style-name="T2"/></text:p>
      <text:p text:style-name="P47">mysql&gt; CALL RankLeaderboards('BobHope', 1);</text:p>
      <text:p text:style-name="P46">+------+---------------+-----------+</text:p>
      <text:p text:style-name="P46">| rank | top_x_percent | BestScore |</text:p>
      <text:p text:style-name="P46">+------+---------------+-----------+</text:p>
      <text:p text:style-name="P46">| <text:s text:c="3"/>7 | <text:s text:c="6"/>17.0732 | <text:s text:c="7"/>87 |</text:p>
      <text:p text:style-name="P65"><text:span text:style-name="T43">+------+---------------+-----------+</text:span></text:p>
      <text:p text:style-name="P80"/>
      <text:p text:style-name="P69"><text:span text:style-name="T57">This shows that </text:span><text:span text:style-name="T19">BobHope</text:span><text:span text:style-name="T57"> ranked 6</text:span><text:span text:style-name="T59">th</text:span><text:span text:style-name="T57"> on the leaderboard for GTA V, his best score is 91, and </text:span><text:span text:style-name="T45">he is in the top 17 % of scores for this game.</text:span></text:p>
      <text:h text:style-name="P10" text:outline-level="3"><text:span text:style-name="T53">GetFriendsLeaderboard()</text:span></text:h>
      <text:p text:style-name="P73">This feature enables users to see <text:span text:style-name="T7">Leaderboards</text:span> with only their friends on it <text:s/>(<text:span text:style-name="T36">Question 11</text:span>).</text:p>
      <text:p text:style-name="P73"/>
      <text:p text:style-name="P75">Example query:</text:p>
      <text:p text:style-name="P76"><text:span text:style-name="T43">This query lists friends of </text:span><text:span text:style-name="T54">WillWoodhead </text:span><text:span text:style-name="T43">who have also registered high scores on GTA V (</text:span><text:span text:style-name="T54">GameID=1</text:span><text:span text:style-name="T43">).</text:span></text:p>
      <text:p text:style-name="P75"/>
      <text:p text:style-name="P53">mysql&gt; CALL GetFriendsLeaderboard('WillWoodhead', 1);</text:p>
      <text:p text:style-name="P48">+--------------+-------+---------+</text:p>
      <text:p text:style-name="P48">| Username <text:s text:c="4"/>| Score | units <text:s text:c="2"/>|</text:p>
      <text:p text:style-name="P48">+--------------+-------+---------+</text:p>
      <text:p text:style-name="P48">| ScarlettJo <text:s text:c="2"/>| <text:s text:c="3"/>98 | <text:s/>points |</text:p>
      <text:p text:style-name="P48">| WillWoodhead | <text:s text:c="3"/>95 | <text:s/>points |</text:p>
      <text:p text:style-name="P48">| AlexParrott <text:s/>| <text:s text:c="3"/>93 | <text:s/>points |</text:p>
      <text:p text:style-name="P48">| ScarlettJo <text:s text:c="2"/>| <text:s text:c="3"/>89 | <text:s/>points |</text:p>
      <text:p text:style-name="P48">| WillWoodhead | <text:s text:c="3"/>79 | <text:s/>points |</text:p>
      <text:p text:style-name="P48">| AlexParrott <text:s/>| <text:s text:c="3"/>75 | <text:s/>points |</text:p>
      <text:p text:style-name="P48">| DavidCameron | <text:s text:c="3"/>73 | <text:s/>points |</text:p>
      <text:p text:style-name="P48">| WillWoodhead | <text:s text:c="3"/>73 | <text:s/>points |</text:p>
      <text:p text:style-name="P48">| DavidCameron | <text:s text:c="3"/>70 | <text:s/>points |</text:p>
      <text:p text:style-name="P48">| ScarlettJo <text:s text:c="2"/>| <text:s text:c="3"/>55 | <text:s/>points |</text:p>
      <text:p text:style-name="P48">| ScarlettJo <text:s text:c="2"/>| <text:s text:c="3"/>52 | <text:s/>points |</text:p>
      <text:p text:style-name="P48">| DavidCameron | <text:s text:c="3"/>14 | <text:s/>points |</text:p>
      <text:p text:style-name="P48">| DavidCameron | <text:s text:c="3"/>14 | <text:s/>points |</text:p>
      <text:p text:style-name="P48">| AlexParrott <text:s/>| <text:s text:c="3"/>12 | <text:s/>points |</text:p>
      <text:p text:style-name="P48">| WillWoodhead | <text:s text:c="4"/>9 | <text:s/>points |</text:p>
      <text:p text:style-name="P50"><text:span text:style-name="T57">+--------------+-------+---------+</text:span></text:p>
      <text:h text:style-name="P10" text:outline-level="3"><text:span text:style-name="T53">GetLeaderboard()</text:span></text:h>
      <text:p text:style-name="P73">This procedure creates a Leaderboard with sort orders and score formats (<text:span text:style-name="T36">Question 17</text:span>). This feature allows leaderboards to be used for games with ascending sort orders and descending sort orders. It also allows for points to have a format, e.g. money, miles, coins etc.</text:p>
      <text:p text:style-name="P73"/>
      <text:p text:style-name="P75">Example query:</text:p>
      <text:p text:style-name="P53">mysql&gt; CALL GetLeaderboard(1);</text:p>
      <text:p text:style-name="P46">+-------------------+-------+---------+---------------------+</text:p>
      <text:p text:style-name="P46">| Username <text:s text:c="9"/>| Score | Units <text:s text:c="2"/>| TimeOfScore <text:s text:c="8"/>|</text:p>
      <text:p text:style-name="P46">+-------------------+-------+---------+---------------------+</text:p>
      <text:p text:style-name="P46">| BradPitt <text:s text:c="9"/>| <text:s text:c="3"/>98 | <text:s/>points | 2014-05-06 11:08:51 |</text:p>
      <text:p text:style-name="P46">| ScarlettJo <text:s text:c="7"/>| <text:s text:c="3"/>98 | <text:s/>points | 2014-05-06 11:08:51 |</text:p>
      <text:p text:style-name="P46">| JamesHamblion <text:s text:c="4"/>| <text:s text:c="3"/>96 | <text:s/>points | 2014-05-06 11:08:51 |</text:p>
      <text:p text:style-name="P46">| BobHope <text:s text:c="10"/>| <text:s text:c="3"/>95 | <text:s/>points | 2014-05-06 11:08:51 |</text:p>
      <text:p text:style-name="P46">| WillWoodhead <text:s text:c="5"/>| <text:s text:c="3"/>95 | <text:s/>points | 2014-05-06 11:08:51 |</text:p>
      <text:p text:style-name="P46">| JamesHamblion <text:s text:c="4"/>| <text:s text:c="3"/>95 | <text:s/>points | 2014-05-06 11:08:51 |</text:p>
      <text:p text:style-name="P46">| BobHope <text:s text:c="10"/>| <text:s text:c="3"/>94 | <text:s/>points | 2014-05-06 11:08:51 |</text:p>
      <text:p text:style-name="P46">| AlexParrott <text:s text:c="6"/>| <text:s text:c="3"/>93 | <text:s/>points | 2014-05-06 11:08:51 |</text:p>
      <text:p text:style-name="P46">| GeorgeClooney <text:s text:c="4"/>| <text:s text:c="3"/>91 | <text:s/>points | 2014-05-06 11:08:51 |</text:p>
      <text:p text:style-name="P46">| JamesHamblion <text:s text:c="4"/>| <text:s text:c="3"/>91 | <text:s/>points | 2014-05-06 11:08:51 |</text:p>
      <text:p text:style-name="P46">| ScarlettJo <text:s text:c="7"/>| <text:s text:c="3"/>89 | <text:s/>points | 2014-05-06 11:08:51 |</text:p>
      <text:p text:style-name="P46">| BradPitt <text:s text:c="9"/>| <text:s text:c="3"/>84 | <text:s/>points | 2014-05-06 11:08:51 |</text:p>
      <text:p text:style-name="P46">| JamesHamblion <text:s text:c="4"/>| <text:s text:c="3"/>83 | <text:s/>points | 2014-05-06 11:08:51 |</text:p>
      <text:p text:style-name="P46">| BarackObama <text:s text:c="6"/>| <text:s text:c="3"/>81 | <text:s/>points | 2014-05-06 11:08:51 |</text:p>
      <text:p text:style-name="P46">| WillWoodhead <text:s text:c="5"/>| <text:s text:c="3"/>79 | <text:s/>points | 2014-05-06 11:08:51 |</text:p>
      <text:p text:style-name="P46">| JamesHamblion <text:s text:c="4"/>| <text:s text:c="3"/>78 | <text:s/>points | 2014-05-06 11:08:51 |</text:p>
      <text:p text:style-name="P46">| BobHope <text:s text:c="10"/>| <text:s text:c="3"/>77 | <text:s/>points | 2014-05-06 11:08:51 |</text:p>
      <text:p text:style-name="P46">| GeorgeClooney <text:s text:c="4"/>| <text:s text:c="3"/>75 | <text:s/>points | 2014-05-06 11:08:51 |</text:p>
      <text:p text:style-name="P46">| AlexParrott <text:s text:c="6"/>| <text:s text:c="3"/>75 | <text:s/>points | 2014-05-06 11:08:51 |</text:p>
      <text:p text:style-name="P46">| WillWoodhead <text:s text:c="5"/>| <text:s text:c="3"/>73 | <text:s/>points | 2014-05-06 11:08:51 |</text:p>
      <text:p text:style-name="P46">| DavidCameron <text:s text:c="5"/>| <text:s text:c="3"/>73 | <text:s/>points | 2014-05-06 11:08:51 |</text:p>
      <text:p text:style-name="P46">| GeorgeClooney <text:s text:c="4"/>| <text:s text:c="3"/>73 | <text:s/>points | 2014-05-06 11:08:51 |</text:p>
      <text:p text:style-name="P46"><text:soft-page-break/>| BradPitt <text:s text:c="9"/>| <text:s text:c="3"/>71 | <text:s/>points | 2014-05-06 11:08:51 |</text:p>
      <text:p text:style-name="P46">| DavidCameron <text:s text:c="5"/>| <text:s text:c="3"/>70 | <text:s/>points | 2014-05-06 11:08:51 |</text:p>
      <text:p text:style-name="P46">| AliceInWonderland | <text:s text:c="3"/>66 | <text:s/>points | 2014-05-06 11:08:51 |</text:p>
      <text:p text:style-name="P46">| BarackObama <text:s text:c="6"/>| <text:s text:c="3"/>63 | <text:s/>points | 2014-05-06 11:08:51 |</text:p>
      <text:p text:style-name="P46">| ScarlettJo <text:s text:c="7"/>| <text:s text:c="3"/>55 | <text:s/>points | 2014-05-06 11:08:51 |</text:p>
      <text:p text:style-name="P46">| ScarlettJo <text:s text:c="7"/>| <text:s text:c="3"/>52 | <text:s/>points | 2014-05-06 11:08:51 |</text:p>
      <text:p text:style-name="P46">| BradPitt <text:s text:c="9"/>| <text:s text:c="3"/>48 | <text:s/>points | 2014-05-06 11:08:51 |</text:p>
      <text:p text:style-name="P46">| JamesHamblion <text:s text:c="4"/>| <text:s text:c="3"/>42 | <text:s/>points | 2014-05-06 11:08:51 |</text:p>
      <text:p text:style-name="P46">| BarackObama <text:s text:c="6"/>| <text:s text:c="3"/>29 | <text:s/>points | 2014-05-06 11:08:51 |</text:p>
      <text:p text:style-name="P46">| AliceInWonderland | <text:s text:c="3"/>18 | <text:s/>points | 2014-05-06 11:08:51 |</text:p>
      <text:p text:style-name="P46">| DavidCameron <text:s text:c="5"/>| <text:s text:c="3"/>14 | <text:s/>points | 2014-05-06 11:08:51 |</text:p>
      <text:p text:style-name="P46">| DavidCameron <text:s text:c="5"/>| <text:s text:c="3"/>14 | <text:s/>points | 2014-05-06 11:08:51 |</text:p>
      <text:p text:style-name="P46">| AlexParrott <text:s text:c="6"/>| <text:s text:c="3"/>12 | <text:s/>points | 2014-05-06 11:08:51 |</text:p>
      <text:p text:style-name="P46">| BradPitt <text:s text:c="9"/>| <text:s text:c="3"/>10 | <text:s/>points | 2014-05-06 11:08:51 |</text:p>
      <text:p text:style-name="P46">| WillWoodhead <text:s text:c="5"/>| <text:s text:c="4"/>9 | <text:s/>points | 2014-05-06 11:08:51 |</text:p>
      <text:p text:style-name="P46">| BarackObama <text:s text:c="6"/>| <text:s text:c="4"/>7 | <text:s/>points | 2014-05-06 11:08:51 |</text:p>
      <text:p text:style-name="P46">| BarackObama <text:s text:c="6"/>| <text:s text:c="4"/>3 | <text:s/>points | 2014-05-06 11:08:51 |</text:p>
      <text:p text:style-name="P46">| BarackObama <text:s text:c="6"/>| <text:s text:c="4"/>3 | <text:s/>points | 2014-05-06 11:08:51 |</text:p>
      <text:p text:style-name="P46">| JamesHamblion <text:s text:c="4"/>| <text:s text:c="4"/>3 | <text:s/>points | 2014-05-06 11:08:51 |</text:p>
      <text:p text:style-name="P52"><text:span text:style-name="T57">+-------------------+-------+---------+---------------------+</text:span></text:p>
      <text:p text:style-name="P73"/>
      <text:p text:style-name="P73">This query calls the leaderboard with ID 1. The criteria in the Leaderboard table will inform how this table is arranged. If the order is Ascending it will be displayed so. It will also display the units for the score. <text:span text:style-name="T53">This result shows the sort order as descending with the units in points.</text:span></text:p>
      <text:p text:style-name="P73"><text:span text:style-name="T53"/></text:p>
      <text:h text:style-name="P87" text:outline-level="1">Match Features</text:h>
      <text:p text:style-name="P74">As an extra feature (<text:span text:style-name="T36">Question 20</text:span>), matches can be created between users on a certain game. This database allows users to start matches with each other in groups. The process of this arrangement is as follows:</text:p>
      <text:p text:style-name="P74">1. One user creates a match.</text:p>
      <text:p text:style-name="P74">2. This user then invites people to join the match</text:p>
      <text:p text:style-name="P74">3. This invitation is a match request which is initially pending.</text:p>
      <text:p text:style-name="P74">4. When an invitee says yes to the match request, they are added to the match.</text:p>
      <text:p text:style-name="P74">5. If they say no, the match request is terminated.</text:p>
      <text:p text:style-name="P74">6. When the match is over, the match itself is terminated.</text:p>
      <text:p text:style-name="P74"><text:span text:style-name="T36"/></text:p>
      <text:p text:style-name="P74"><text:span text:style-name="T36">Example usage:</text:span></text:p>
      <text:p text:style-name="P79">/* a user creates a match */</text:p>
      <text:p text:style-name="P79">CALL CreateMatch (3, 2, 4, "Family round robin");</text:p>
      <text:p text:style-name="P79">SELECT * FROM Matches;</text:p>
      <text:p text:style-name="P79"/>
      <text:p text:style-name="P79">/*request other users who play the game to join the game*/</text:p>
      <text:p text:style-name="P79">CALL MatchRequesting(3, 6, 1);</text:p>
      <text:p text:style-name="P79">CALL MatchRequesting(3, 7, 1);</text:p>
      <text:p text:style-name="P79">CALL MatchRequesting(3, 12, 1);</text:p>
      <text:p text:style-name="P79">SELECT * FROM MatchRequest;</text:p>
      <text:p text:style-name="P79"/>
      <text:p text:style-name="P79">/* the other users accept the request*/</text:p>
      <text:p text:style-name="P79">UPDATE MatchRequest</text:p>
      <text:p text:style-name="P79">SET Response = 'Accepted'</text:p>
      <text:p text:style-name="P79">WHERE MatchRequestID = 1;</text:p>
      <text:p text:style-name="P79"/>
      <text:p text:style-name="P79">UPDATE MatchRequest</text:p>
      <text:p text:style-name="P79">SET Response = 'Accepted'</text:p>
      <text:p text:style-name="P79">WHERE MatchRequestID = 2;</text:p>
      <text:p text:style-name="P79"/>
      <text:p text:style-name="P79">UPDATE MatchRequest</text:p>
      <text:p text:style-name="P79">SET Response = 'Accepted'</text:p>
      <text:p text:style-name="P79">WHERE MatchRequestID = 3;</text:p>
      <text:p text:style-name="P79"/>
      <text:p text:style-name="P79">SELECT * FROM Matches;</text:p>
      <text:p text:style-name="P79">SELECT * FROM MatchToUserToGame;</text:p>
      <text:p text:style-name="P79"/>
      <text:p text:style-name="P79">/* one of the players quits the game*/</text:p>
      <text:p text:style-name="P79">UPDATE MatchToUserToGame</text:p>
      <text:p text:style-name="P79">SET PlayerStatus = 'Quit'</text:p>
      <text:p text:style-name="P79">WHERE MatchID = 1 AND UserToGameID = 6;</text:p>
      <text:p text:style-name="P79"/>
      <text:p text:style-name="P79">SELECT * FROM Matches;</text:p>
      <text:p text:style-name="P79"/>
      <text:p text:style-name="P74">This output the following:</text:p>
      <text:p text:style-name="P59">mysql&gt; SELECT * FROM Matches;</text:p>
      <text:p text:style-name="P54">+---------+--------------------+-----------+------------+------------+------------+-------------+</text:p>
      <text:p text:style-name="P54">| MatchID | MatchName <text:s text:c="9"/>| Initiator | MinPlayers | MaxPlayers | NoOfPlayer | Status <text:s text:c="5"/>|</text:p>
      <text:p text:style-name="P54">+---------+--------------------+-----------+------------+------------+------------+-------------+</text:p>
      <text:p text:style-name="P54">| <text:s text:c="6"/>1 | Family round robin | <text:s text:c="8"/>3 | <text:s text:c="9"/>2 | <text:s text:c="9"/>4 | <text:s text:c="9"/>1 | not_started |</text:p>
      <text:p text:style-name="P54">+---------+--------------------+-----------+------------+------------+------------+-------------+</text:p>
      <text:p text:style-name="P62"/>
      <text:p text:style-name="P74">In this table it is possible to see that a match has been created.</text:p>
      <text:p text:style-name="P54">mysql&gt; SELECT * FROM MatchRequest;</text:p>
      <text:p text:style-name="P54">+----------------+------------+--------------+---------+----------+</text:p>
      <text:p text:style-name="P54">| MatchRequestID | SendingUTG | ReceivingUTG | MatchID | Response |</text:p>
      <text:p text:style-name="P54">+----------------+------------+--------------+---------+----------+</text:p>
      <text:p text:style-name="P54">| <text:s text:c="13"/>1 | <text:s text:c="9"/>3 | <text:s text:c="11"/>6 | <text:s text:c="6"/>1 | Pending <text:s/>|</text:p>
      <text:p text:style-name="P54">| <text:s text:c="13"/>2 | <text:s text:c="9"/>3 | <text:s text:c="11"/>7 | <text:s text:c="6"/>1 | Pending <text:s/>|</text:p>
      <text:p text:style-name="P54">| <text:s text:c="13"/>3 | <text:s text:c="9"/>3 | <text:s text:c="10"/>12 | <text:s text:c="6"/>1 | Pending <text:s/>|</text:p>
      <text:p text:style-name="P54">+----------------+------------+--------------+---------+----------+</text:p>
      <text:p text:style-name="P62"/>
      <text:p text:style-name="P83">In this table the friend requests are still pending.</text:p>
      <text:p text:style-name="P54">mysql&gt; SELECT * FROM Matches;</text:p>
      <text:p text:style-name="P54">+---------+--------------------+-----------+------------+------------+------------+-------------+</text:p>
      <text:p text:style-name="P54">| MatchID | MatchName <text:s text:c="9"/>| Initiator | MinPlayers | MaxPlayers | NoOfPlayer | Status <text:s text:c="5"/>|</text:p>
      <text:p text:style-name="P54">+---------+--------------------+-----------+------------+------------+------------+-------------+</text:p>
      <text:p text:style-name="P54">| <text:s text:c="6"/>1 | Family round robin | <text:s text:c="8"/>3 | <text:s text:c="9"/>2 | <text:s text:c="9"/>4 | <text:s text:c="9"/>4 | not_started |</text:p>
      <text:p text:style-name="P54">+---------+--------------------+-----------+------------+------------+------------+-------------+</text:p>
      <text:p text:style-name="P54"/>
      <text:p text:style-name="P84"><text:span text:style-name="T4">In this table the friend requests have been accepted so one can see that </text:span><text:span text:style-name="T9">NoOfPlayer</text:span><text:span text:style-name="T4"> attribute has risen from 1 in the top table to 4 in this table. This is achieved through triggers.</text:span></text:p>
      <text:p text:style-name="P82"/>
      <text:p text:style-name="P54"><text:soft-page-break/>mysql&gt; SELECT * FROM MatchToUserToGame;</text:p>
      <text:p text:style-name="P54">+---------+--------------+--------------+</text:p>
      <text:p text:style-name="P54">| MatchID | UserToGameID | PlayerStatus |</text:p>
      <text:p text:style-name="P54">+---------+--------------+--------------+</text:p>
      <text:p text:style-name="P54">| <text:s text:c="6"/>1 | <text:s text:c="11"/>3 | playing <text:s text:c="5"/>|</text:p>
      <text:p text:style-name="P54">| <text:s text:c="6"/>1 | <text:s text:c="11"/>6 | playing <text:s text:c="5"/>|</text:p>
      <text:p text:style-name="P54">| <text:s text:c="6"/>1 | <text:s text:c="11"/>7 | playing <text:s text:c="5"/>|</text:p>
      <text:p text:style-name="P54">| <text:s text:c="6"/>1 | <text:s text:c="10"/>12 | playing <text:s text:c="5"/>|</text:p>
      <text:p text:style-name="P54">+---------+--------------+--------------+</text:p>
      <text:p text:style-name="P54"/>
      <text:p text:style-name="P83">This table shows all the UserToGameIDs playing in the match.</text:p>
      <text:p text:style-name="P54">mysql&gt; SELECT * FROM Matches;</text:p>
      <text:p text:style-name="P54">+---------+--------------------+-----------+------------+------------+------------+-------------+</text:p>
      <text:p text:style-name="P54">| MatchID | MatchName <text:s text:c="9"/>| Initiator | MinPlayers | MaxPlayers | NoOfPlayer | Status <text:s text:c="5"/>|</text:p>
      <text:p text:style-name="P54">+---------+--------------------+-----------+------------+------------+------------+-------------+</text:p>
      <text:p text:style-name="P54">| <text:s text:c="6"/>1 | Family round robin | <text:s text:c="8"/>3 | <text:s text:c="9"/>2 | <text:s text:c="9"/>4 | <text:s text:c="9"/>3 | not_started |</text:p>
      <text:p text:style-name="P54">+---------+--------------------+-----------+------------+------------+------------+-------------+</text:p>
      <text:p text:style-name="P62"/>
      <text:p text:style-name="P77"><text:span text:style-name="T4">Once a players quits, the </text:span><text:span text:style-name="T9">NoOfPlayer</text:span><text:span text:style-name="T4"> attribute goes down to 3.</text:span></text:p>
      <text:p text:style-name="P74"/>
      <text:p text:style-name="P74"><text:span text:style-name="T53">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Courier, monospace"/>
    <style:font-face style:name="OpenSymbol" svg:font-family="OpenSymbol"/>
    <style:font-face style:name="Courier2" svg:font-family="Courier" style:font-family-generic="roman"/>
    <style:font-face style:name="Courier" svg:font-family="Courier" style:font-family-generic="modern" style:font-pitch="fixed"/>
    <style:font-face style:name="Cochin" svg:font-family="Cochin" style:font-pitch="variable"/>
    <style:font-face style:name="Minion Pro" svg:font-family="'Minion Pro'"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6T12:12:01</dc:date>
    <dc:creator>Alexander Parrott</dc:creator>
    <meta:editing-duration>P2DT18M52S</meta:editing-duration>
    <meta:editing-cycles>18</meta:editing-cycles>
    <meta:generator>OpenOffice/4.0.1$Unix OpenOffice.org_project/401m5$Build-9714</meta:generator>
    <meta:document-statistic meta:table-count="3" meta:image-count="0" meta:object-count="0" meta:page-count="13" meta:paragraph-count="491" meta:word-count="4427" meta:character-count="28493"/>
  </office:meta>
</office:document-meta>
</file>